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41mm"/>
    </style:style>
    <style:style style:name="co2" style:family="table-column">
      <style:table-column-properties fo:break-before="auto" style:column-width="138.0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4.5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36.23mm" fo:break-before="auto" style:use-optimal-row-height="true"/>
    </style:style>
    <style:style style:name="ro5" style:family="table-row">
      <style:table-row-properties style:row-height="91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name-complex="DejaVu Sans Mono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 Mono" fo:font-size="9pt" fo:language="en" fo:country="US" style:font-name-asian="DejaVu Sans Mono" style:font-size-asian="9pt" style:language-asian="en" style:country-asian="US" style:font-name-complex="DejaVu Sans Mono" style:font-size-complex="9pt" style:language-complex="en" style:country-complex="US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ize-complex="9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style-asian="normal" fo:font-style="normal" style:font-weight-complex="normal" style:font-weight-asian="normal" style:font-size-complex="9pt" style:font-size-asian="9pt" fo:color="#000000" style:font-style-complex="normal" style:font-name-complex="DejaVu Sans Mono" style:font-name-asian="DejaVu Sans Mono" style:country-complex="none" style:country-asian="none" fo:country="none" fo:font-weight="normal"/>
    </style:style>
    <style:style style:name="T2" style:family="text">
      <style:text-properties style:font-style-asian="normal" fo:font-style="normal" style:font-size-complex="9pt" style:font-size-asian="9pt" style:font-style-complex="normal" style:font-name-complex="DejaVu Sans Mono" style:font-name-asian="DejaVu Sans Mono" style:country-complex="none" style:country-asian="none" fo:country="none" style:font-weight-complex="bold" style:font-weight-asian="bold" fo:color="#008000" fo:font-weight="bold"/>
    </style:style>
    <style:style style:name="T3" style:family="text">
      <style:text-properties style:font-style-asian="normal" fo:font-style="normal" style:font-size-complex="9pt" style:font-size-asian="9pt" style:font-style-complex="normal" style:font-name-complex="DejaVu Sans Mono" style:font-name-asian="DejaVu Sans Mono" style:country-complex="none" style:country-asian="none" fo:country="none" fo:color="#000000" fo:font-weight="normal" style:font-weight-asian="normal" style:font-weight-complex="normal"/>
    </style:style>
    <style:style style:name="T4" style:family="text">
      <style:text-properties style:font-style-asian="normal" fo:font-style="normal" style:font-size-complex="9pt" style:font-size-asian="9pt" style:font-style-complex="normal" style:font-name-complex="DejaVu Sans Mono" style:font-name-asian="DejaVu Sans Mono" style:country-complex="none" style:country-asian="none" fo:country="none" fo:color="#008000" fo:font-weight="bold" style:font-weight-asian="bold" style:font-weight-complex="bold"/>
    </style:style>
    <style:style style:name="T5" style:family="text">
      <style:text-properties style:font-size-complex="9pt" fo:font-size="9pt" style:font-weight-asian="normal" fo:color="#000000" style:font-name="DejaVu Sans Mono" fo:font-style="normal" style:font-name-complex="DejaVu Sans Mono" style:font-name-asian="DejaVu Sans Mono" style:font-size-asian="9pt" fo:font-weight="normal" style:font-weight-complex="normal" style:font-style-complex="normal" style:font-style-asian="normal"/>
    </style:style>
    <style:style style:name="T6" style:family="text">
      <style:text-properties style:font-size-complex="9pt" fo:font-size="9pt" style:font-name="DejaVu Sans Mono" fo:font-style="normal" style:font-name-complex="DejaVu Sans Mono" style:font-name-asian="DejaVu Sans Mono" style:font-size-asian="9pt" style:font-style-complex="normal" style:font-style-asian="normal" style:font-weight-asian="bold" style:font-weight-complex="bold" fo:font-weight="bold" fo:color="#008000"/>
    </style:style>
    <style:style style:name="T7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fo:color="#000000" style:font-style-asian="italic" style:font-style-complex="italic" style:font-weight-complex="normal" fo:font-style="italic" fo:font-weight="normal"/>
    </style:style>
    <style:style style:name="T8" style:family="text">
      <style:text-properties style:font-size-complex="9pt" fo:font-size="9pt" style:font-name="DejaVu Sans Mono" style:font-name-complex="DejaVu Sans Mono" style:font-name-asian="DejaVu Sans Mono" style:font-size-asian="9pt" fo:font-style="normal" fo:font-weight="bold" style:font-style-complex="normal" style:font-weight-asian="bold" fo:color="#008000" style:font-weight-complex="bold" style:font-style-asian="normal"/>
    </style:style>
    <style:style style:name="T9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complex="normal" style:font-style-asian="normal" fo:font-weight="normal" style:font-weight-complex="normal" fo:color="#000000" style:font-weight-asian="normal"/>
    </style:style>
    <style:style style:name="T10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complex="normal" style:font-style-asian="normal" fo:font-weight="bold" style:font-weight-asian="bold" style:font-weight-complex="bold" fo:color="#008000"/>
    </style:style>
    <style:style style:name="T11" style:family="text">
      <style:text-properties style:font-size-complex="9pt" fo:font-size="9pt" style:font-name="DejaVu Sans Mono" style:font-name-complex="DejaVu Sans Mono" style:font-name-asian="DejaVu Sans Mono" style:font-size-asian="9pt" fo:color="#808080" fo:font-weight="normal" style:font-style-asian="italic" fo:font-style="italic" style:font-weight-asian="normal" style:font-weight-complex="normal" style:font-style-complex="italic"/>
    </style:style>
    <style:style style:name="T12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style-asian="italic" fo:font-style="italic" style:font-weight-asian="normal" style:font-weight-complex="normal" style:font-style-complex="italic" fo:color="#000000"/>
    </style:style>
    <style:style style:name="T13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complex="normal" style:font-style-asian="normal" fo:font-weight="bold" style:font-weight-asian="bold" fo:color="#008000" style:font-weight-complex="bold"/>
    </style:style>
    <style:style style:name="T14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complex="normal" fo:font-weight="normal" style:font-weight-asian="normal"/>
    </style:style>
    <style:style style:name="T15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complex="bold" style:font-weight-asian="bold" fo:font-weight="bold"/>
    </style:style>
    <style:style style:name="T16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fo:font-weight="normal" style:font-weight-asian="normal" style:font-weight-complex="normal"/>
    </style:style>
    <style:style style:name="T17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asian="normal" style:font-weight-complex="normal" fo:font-weight="normal"/>
    </style:style>
    <style:style style:name="T18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asian="normal" fo:font-weight="normal" style:font-weight-complex="normal"/>
    </style:style>
    <style:style style:name="T19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fo:font-weight="bold" style:font-weight-asian="bold" style:font-weight-complex="bold"/>
    </style:style>
    <style:style style:name="T20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complex="normal" style:font-weight-asian="normal" fo:font-weight="normal"/>
    </style:style>
    <style:style style:name="T21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808080" style:font-weight-asian="bold" style:font-weight-complex="bold" fo:font-weight="bold"/>
    </style:style>
    <style:style style:name="T22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color="#000000" style:font-weight-asian="normal" style:font-weight-complex="normal" fo:font-weight="normal"/>
    </style:style>
    <style:style style:name="T23" style:family="text">
      <style:text-properties style:font-size-complex="9pt" fo:font-size="9pt" style:font-name="DejaVu Sans Mono" style:font-name-complex="DejaVu Sans Mono" style:font-name-asian="DejaVu Sans Mono" style:font-size-asian="9pt" fo:color="#008000" style:font-weight-complex="bold" style:font-style-asian="normal" style:font-weight-asian="bold" fo:font-weight="bold" style:font-style-complex="normal" fo:font-style="normal"/>
    </style:style>
    <style:style style:name="T24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style:font-weight-complex="normal" fo:color="#808080" style:font-style-asian="italic" fo:font-style="italic" fo:font-weight="normal" style:font-style-complex="italic"/>
    </style:style>
    <style:style style:name="T25" style:family="text">
      <style:text-properties style:font-size-complex="9pt" fo:font-size="9pt" style:font-name="DejaVu Sans Mono" style:font-name-complex="DejaVu Sans Mono" style:font-name-asian="DejaVu Sans Mono" style:font-size-asian="9pt" fo:color="#808080" style:font-style-asian="italic" fo:font-style="italic" style:font-style-complex="italic" style:font-weight-asian="bold" style:font-weight-complex="bold" fo:font-weight="bold"/>
    </style:style>
    <style:style style:name="T26" style:family="text">
      <style:text-properties style:font-size-complex="9pt" fo:font-size="9pt" style:font-name="DejaVu Sans Mono" style:font-name-complex="DejaVu Sans Mono" style:font-name-asian="DejaVu Sans Mono" style:font-size-asian="9pt" fo:color="#808080" style:font-style-asian="italic" fo:font-style="italic" style:font-style-complex="italic" style:font-weight-complex="normal" style:font-weight-asian="normal" fo:font-weight="normal"/>
    </style:style>
    <style:style style:name="T27" style:family="text">
      <style:text-properties style:font-size-complex="9pt" fo:font-size="9pt" style:font-name="DejaVu Sans Mono" style:font-name-complex="DejaVu Sans Mono" style:font-name-asian="DejaVu Sans Mono" style:font-size-asian="9pt" fo:color="#808080" style:font-style-asian="italic" fo:font-style="italic" style:font-style-complex="italic" style:font-weight-asian="bold" fo:font-weight="bold" style:font-weight-complex="bold"/>
    </style:style>
    <style:style style:name="T28" style:family="text">
      <style:text-properties style:font-size-complex="9pt" fo:font-size="9pt" style:font-name="DejaVu Sans Mono" style:font-name-complex="DejaVu Sans Mono" style:font-name-asian="DejaVu Sans Mono" style:font-size-asian="9pt" fo:color="#808080" style:font-style-asian="italic" fo:font-style="italic" style:font-style-complex="italic" fo:font-weight="normal" style:font-weight-complex="normal" style:font-weight-asian="normal"/>
    </style:style>
    <style:style style:name="T29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style:font-style-complex="italic" fo:font-weight="normal" style:font-weight-complex="normal" style:font-weight-asian="normal" fo:color="#000000"/>
    </style:style>
    <style:style style:name="T30" style:family="text">
      <style:text-properties style:font-size-complex="9pt" fo:font-size="9pt" style:font-name="DejaVu Sans Mono" style:font-name-complex="DejaVu Sans Mono" style:font-name-asian="DejaVu Sans Mono" style:font-size-asian="9pt" style:font-weight-asian="bold" fo:font-weight="bold" fo:font-style="normal" style:font-style-complex="normal" style:font-weight-complex="bold" fo:color="#008000" style:font-style-asian="normal"/>
    </style:style>
    <style:style style:name="T31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style:font-weight-complex="normal" fo:font-weight="normal" style:font-weight-asian="normal" fo:color="#808080" fo:font-style="italic"/>
    </style:style>
    <style:style style:name="T32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style:font-weight-complex="bold" fo:font-weight="bold" style:font-weight-asian="bold"/>
    </style:style>
    <style:style style:name="T33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style:font-weight-asian="normal" style:font-weight-complex="normal" fo:font-weight="normal"/>
    </style:style>
    <style:style style:name="T34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fo:font-weight="bold" style:font-weight-asian="bold" style:font-weight-complex="bold"/>
    </style:style>
    <style:style style:name="T35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style:font-weight-asian="bold" fo:font-weight="bold" style:font-weight-complex="bold"/>
    </style:style>
    <style:style style:name="T36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style:font-weight-complex="bold" style:font-weight-asian="bold" fo:font-weight="bold"/>
    </style:style>
    <style:style style:name="T37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fo:font-weight="normal" style:font-weight-asian="normal" style:font-weight-complex="normal"/>
    </style:style>
    <style:style style:name="T38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color="#808080" fo:font-style="italic" style:font-weight-complex="normal" fo:font-weight="normal" style:font-weight-asian="normal"/>
    </style:style>
    <style:style style:name="T39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style:font-weight-complex="normal" fo:font-weight="normal" style:font-weight-asian="normal" fo:color="#000000"/>
    </style:style>
    <style:style style:name="T40" style:family="text">
      <style:text-properties style:font-size-complex="9pt" fo:font-size="9pt" style:font-name="DejaVu Sans Mono" style:font-name-complex="DejaVu Sans Mono" style:font-name-asian="DejaVu Sans Mono" style:font-size-asian="9pt" fo:color="#008000" fo:font-weight="bold" style:font-style-asian="normal" style:font-style-complex="normal" style:font-weight-asian="bold" fo:font-style="normal" style:font-weight-complex="bold"/>
    </style:style>
    <style:style style:name="T41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weight="normal" style:font-style-asian="italic" fo:font-style="italic" style:font-weight-asian="normal" fo:color="#808080" style:font-weight-complex="normal"/>
    </style:style>
    <style:style style:name="T42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weight="normal" style:font-style-asian="italic" fo:font-style="italic" style:font-weight-asian="normal" style:font-weight-complex="normal" fo:color="#000000"/>
    </style:style>
    <style:style style:name="T43" style:family="text">
      <style:text-properties style:font-size-complex="9pt" fo:font-size="9pt" style:font-name="DejaVu Sans Mono" style:font-name-complex="DejaVu Sans Mono" style:font-name-asian="DejaVu Sans Mono" style:font-size-asian="9pt" style:font-weight-asian="bold" fo:font-weight="bold" style:font-style-asian="normal" style:font-style-complex="normal" fo:font-style="normal" style:font-weight-complex="bold" fo:color="#008000"/>
    </style:style>
    <style:style style:name="T44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fo:color="#000000" style:font-weight-asian="normal" fo:font-weight="normal" style:font-weight-complex="normal"/>
    </style:style>
    <style:style style:name="T45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fo:color="#008000" style:font-weight-complex="bold" style:font-weight-asian="bold" fo:font-weight="bold"/>
    </style:style>
    <style:style style:name="T46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style:font-weight-complex="normal" fo:font-style="italic" fo:font-weight="normal" style:font-weight-asian="normal" fo:color="#000000"/>
    </style:style>
    <style:style style:name="T47" style:family="text">
      <style:text-properties style:font-size-complex="9pt" fo:font-size="9pt" style:font-name="DejaVu Sans Mono" style:font-name-complex="DejaVu Sans Mono" style:font-name-asian="DejaVu Sans Mono" style:font-size-asian="9pt" style:font-weight-asian="bold" style:font-style-complex="normal" fo:font-style="normal" fo:font-weight="bold" style:font-weight-complex="bold" style:font-style-asian="normal" fo:color="#008000"/>
    </style:style>
    <style:style style:name="T48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fo:font-weight="normal" fo:color="#000000" style:font-weight-asian="normal" style:font-weight-complex="normal"/>
    </style:style>
    <style:style style:name="T49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fo:font-weight="bold" fo:color="#660e7a" style:font-weight-complex="bold" style:font-weight-asian="bold"/>
    </style:style>
    <style:style style:name="T50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style:font-weight-asian="normal" style:font-weight-complex="normal" fo:color="#0000ff" style:font-style-complex="italic" fo:font-weight="normal" fo:font-style="italic"/>
    </style:style>
    <style:style style:name="T51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font-weight="bold" style:font-weight-asian="bold" fo:color="#008000" style:font-weight-complex="bold"/>
    </style:style>
    <style:style style:name="T52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style:font-weight-asian="normal" style:font-style-complex="italic" fo:font-weight="normal" style:font-style-asian="italic" fo:font-style="italic" fo:color="#000000"/>
    </style:style>
    <style:style style:name="T53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fo:color="#008000" style:font-weight-complex="bold" fo:font-weight="bold" style:font-weight-asian="bold"/>
    </style:style>
    <style:style style:name="T54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style:font-weight-complex="normal" fo:color="#000000" fo:font-weight="normal" style:font-weight-asian="normal"/>
    </style:style>
    <style:style style:name="T55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fo:color="#008000" fo:font-weight="bold" style:font-weight-complex="bold" style:font-weight-asian="bold"/>
    </style:style>
    <style:style style:name="T56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color="#000000" style:font-style-complex="italic" style:font-weight-complex="normal" style:font-weight-asian="normal" fo:font-weight="normal" fo:font-style="italic"/>
    </style:style>
    <style:style style:name="T57" style:family="text">
      <style:text-properties style:font-size-complex="9pt" fo:font-size="9pt" style:font-name="DejaVu Sans Mono" style:font-name-complex="DejaVu Sans Mono" style:font-name-asian="DejaVu Sans Mono" style:font-size-asian="9pt" fo:color="#008000" style:font-style-asian="normal" style:font-weight-complex="bold" style:font-style-complex="normal" fo:font-style="normal" fo:font-weight="bold" style:font-weight-asian="bold"/>
    </style:style>
    <style:style style:name="T58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style-complex="italic" style:font-style-asian="italic" fo:font-style="italic" fo:color="#808080" style:font-weight-complex="normal" style:font-weight-asian="normal"/>
    </style:style>
    <style:style style:name="T59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fo:color="#808080" fo:font-weight="bold" style:font-weight-complex="bold" style:font-weight-asian="bold"/>
    </style:style>
    <style:style style:name="T60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style:font-weight-asian="normal" fo:color="#000000" style:font-weight-complex="normal" fo:font-weight="normal"/>
    </style:style>
    <style:style style:name="T61" style:family="text">
      <style:text-properties style:font-size-complex="9pt" fo:font-size="9pt" style:font-name="DejaVu Sans Mono" style:font-name-complex="DejaVu Sans Mono" style:font-name-asian="DejaVu Sans Mono" style:font-size-asian="9pt" fo:color="#660e7a" style:font-weight-asian="bold" style:font-style-asian="normal" fo:font-weight="bold" style:font-weight-complex="bold" style:font-style-complex="normal" fo:font-style="normal"/>
    </style:style>
    <style:style style:name="T62" style:family="text">
      <style:text-properties style:font-size-complex="9pt" fo:font-size="9pt" style:font-name="DejaVu Sans Mono" style:font-name-complex="DejaVu Sans Mono" style:font-name-asian="DejaVu Sans Mono" style:font-size-asian="9pt" style:font-weight-asian="bold" style:font-style-asian="normal" fo:font-weight="bold" style:font-weight-complex="bold" style:font-style-complex="normal" fo:font-style="normal" fo:color="#000080"/>
    </style:style>
    <style:style style:name="T63" style:family="text">
      <style:text-properties style:font-size-complex="9pt" fo:font-size="9pt" style:font-name="DejaVu Sans Mono" style:font-name-complex="DejaVu Sans Mono" style:font-name-asian="DejaVu Sans Mono" style:font-size-asian="9pt" fo:color="#808080" style:font-weight-complex="normal" style:font-style-asian="italic" style:font-weight-asian="normal" fo:font-weight="normal" style:font-style-complex="italic" fo:font-style="italic"/>
    </style:style>
    <style:style style:name="T64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style:font-style-asian="italic" style:font-weight-asian="normal" fo:font-weight="normal" style:font-style-complex="italic" fo:font-style="italic" fo:color="#000000"/>
    </style:style>
    <style:style style:name="T65" style:family="text">
      <style:text-properties style:font-size-complex="9pt" fo:font-size="9pt" style:font-name="DejaVu Sans Mono" style:font-name-complex="DejaVu Sans Mono" style:font-name-asian="DejaVu Sans Mono" style:font-size-asian="9pt" fo:font-weight="bold" fo:font-style="normal" fo:color="#008000" style:font-style-asian="normal" style:font-style-complex="normal" style:font-weight-complex="bold" style:font-weight-asian="bold"/>
    </style:style>
    <style:style style:name="T66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style:font-weight-asian="normal" fo:font-weight="normal" fo:color="#000000" style:font-weight-complex="normal"/>
    </style:style>
    <style:style style:name="T67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fo:color="#660e7a" style:font-weight-complex="bold" fo:font-weight="bold" style:font-weight-asian="bold"/>
    </style:style>
    <style:style style:name="T68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style:font-style-asian="italic" fo:font-style="italic" fo:color="#0000ff" style:font-style-complex="italic" fo:font-weight="normal" style:font-weight-complex="normal"/>
    </style:style>
    <style:style style:name="T69" style:family="text">
      <style:text-properties style:font-size-complex="9pt" fo:font-size="9pt" style:font-name="DejaVu Sans Mono" style:font-name-complex="DejaVu Sans Mono" style:font-name-asian="DejaVu Sans Mono" style:font-size-asian="9pt" fo:color="#000080" style:font-style-complex="normal" style:font-weight-complex="bold" fo:font-weight="bold" style:font-style-asian="normal" fo:font-style="normal" style:font-weight-asian="bold"/>
    </style:style>
    <style:style style:name="T70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fo:color="#808080" style:font-style-complex="italic" style:font-weight-complex="normal" fo:font-weight="normal" style:font-weight-asian="normal"/>
    </style:style>
    <style:style style:name="T71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fo:color="#808080" style:font-style-complex="italic" fo:font-weight="bold" style:font-weight-complex="bold" style:font-weight-asian="bold"/>
    </style:style>
    <style:style style:name="T72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fo:color="#808080" style:font-style-complex="italic" style:font-weight-asian="normal" style:font-weight-complex="normal" fo:font-weight="normal"/>
    </style:style>
    <style:style style:name="T73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style:font-style-complex="italic" style:font-weight-asian="normal" style:font-weight-complex="normal" fo:font-weight="normal" fo:color="#000000"/>
    </style:style>
    <style:style style:name="T74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weight-complex="bold" fo:font-weight="bold" style:font-weight-asian="bold" fo:color="#008000" fo:font-style="normal" style:font-style-complex="normal"/>
    </style:style>
    <style:style style:name="T75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color="#000000" fo:font-weight="normal" style:font-weight-complex="normal" style:font-weight-asian="normal"/>
    </style:style>
    <style:style style:name="T76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font-weight="bold" style:font-weight-complex="bold" fo:color="#660e7a" style:font-weight-asian="bold"/>
    </style:style>
    <style:style style:name="T77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weight-complex="normal" fo:font-style="italic" fo:font-weight="normal" style:font-style-asian="italic" style:font-weight-asian="normal" fo:color="#0000ff"/>
    </style:style>
    <style:style style:name="T78" style:family="text">
      <style:text-properties style:font-size-complex="9pt" fo:font-size="9pt" style:font-name="DejaVu Sans Mono" style:font-name-complex="DejaVu Sans Mono" style:font-name-asian="DejaVu Sans Mono" style:font-size-asian="9pt" style:font-weight-complex="bold" style:font-style-asian="normal" style:font-style-complex="normal" fo:color="#008000" fo:font-style="normal" fo:font-weight="bold" style:font-weight-asian="bold"/>
    </style:style>
    <style:style style:name="T79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style:font-weight-asian="normal" fo:color="#000000" style:font-weight-complex="normal" fo:font-weight="normal"/>
    </style:style>
    <style:style style:name="T80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fo:font-weight="bold" style:font-weight-asian="bold" style:font-weight-complex="bold" fo:color="#660e7a"/>
    </style:style>
    <style:style style:name="T81" style:family="text">
      <style:text-properties style:font-size-complex="9pt" fo:font-size="9pt" style:font-name="DejaVu Sans Mono" style:font-name-complex="DejaVu Sans Mono" style:font-name-asian="DejaVu Sans Mono" style:font-size-asian="9pt" fo:color="#0000ff" fo:font-style="italic" fo:font-weight="normal" style:font-style-asian="italic" style:font-weight-complex="normal" style:font-style-complex="italic" style:font-weight-asian="normal"/>
    </style:style>
    <style:style style:name="T82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fo:color="#008000" style:font-weight-asian="bold" fo:font-weight="bold" style:font-style-asian="normal" style:font-weight-complex="bold"/>
    </style:style>
    <style:style style:name="T83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fo:font-style="italic" style:font-style-complex="italic" fo:font-weight="normal" style:font-weight-complex="normal" style:font-style-asian="italic" fo:color="#808080"/>
    </style:style>
    <style:style style:name="T84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fo:font-style="italic" style:font-style-complex="italic" fo:font-weight="normal" style:font-weight-complex="normal" style:font-style-asian="italic" fo:color="#000000"/>
    </style:style>
    <style:style style:name="T85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style:font-weight-asian="bold" fo:font-style="normal" fo:font-weight="bold" style:font-weight-complex="bold" fo:color="#008000"/>
    </style:style>
    <style:style style:name="T86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color="#808080" fo:font-style="italic" style:font-style-complex="italic" fo:font-weight="normal" style:font-weight-asian="normal" style:font-weight-complex="normal"/>
    </style:style>
    <style:style style:name="T87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color="#808080" fo:font-style="italic" style:font-style-complex="italic" style:font-weight-asian="bold" style:font-weight-complex="bold" fo:font-weight="bold"/>
    </style:style>
    <style:style style:name="T88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color="#808080" fo:font-style="italic" style:font-style-complex="italic" style:font-weight-asian="normal" style:font-weight-complex="normal" fo:font-weight="normal"/>
    </style:style>
    <style:style style:name="T89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fo:color="#008000" style:font-weight-complex="bold" style:font-weight-asian="bold" style:font-style-asian="normal" fo:font-weight="bold"/>
    </style:style>
    <style:style style:name="T90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asian="normal" style:font-style-asian="italic" style:font-weight-complex="normal" fo:color="#808080" style:font-style-complex="italic" fo:font-style="italic"/>
    </style:style>
    <style:style style:name="T91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asian="normal" style:font-style-asian="italic" style:font-weight-complex="normal" style:font-style-complex="italic" fo:font-style="italic" fo:color="#000000"/>
    </style:style>
    <style:style style:name="T92" style:family="text">
      <style:text-properties style:font-size-complex="9pt" fo:font-size="9pt" style:font-name="DejaVu Sans Mono" style:font-name-complex="DejaVu Sans Mono" style:font-name-asian="DejaVu Sans Mono" style:font-size-asian="9pt" style:font-weight-complex="bold" fo:font-weight="bold" style:font-weight-asian="bold" fo:font-style="normal" fo:color="#008000" style:font-style-asian="normal" style:font-style-complex="normal"/>
    </style:style>
    <style:style style:name="T93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style:font-weight-complex="normal" fo:font-weight="normal" fo:color="#808080" fo:font-style="italic" style:font-weight-asian="normal" style:font-style-complex="italic"/>
    </style:style>
    <style:style style:name="T94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style:font-weight-complex="normal" fo:font-weight="normal" fo:font-style="italic" style:font-weight-asian="normal" style:font-style-complex="italic" fo:color="#000000"/>
    </style:style>
    <style:style style:name="T95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weight-asian="bold" style:font-weight-complex="bold" style:font-style-complex="normal" fo:font-weight="bold" fo:color="#008000"/>
    </style:style>
    <style:style style:name="T96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fo:font-weight="normal" style:font-weight-complex="normal" fo:color="#000000" style:font-weight-asian="normal"/>
    </style:style>
    <style:style style:name="T97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style:font-weight-asian="bold" fo:font-weight="bold" style:font-weight-complex="bold" fo:color="#660e7a"/>
    </style:style>
    <style:style style:name="T98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complex="italic" style:font-weight-complex="normal" fo:color="#0000ff" style:font-style-asian="italic" style:font-weight-asian="normal" fo:font-weight="normal"/>
    </style:style>
    <style:style style:name="T99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weight-complex="bold" style:font-weight-asian="bold" fo:font-weight="bold" style:font-style-asian="normal" fo:color="#008000"/>
    </style:style>
    <style:style style:name="T100" style:family="text">
      <style:text-properties style:font-size-complex="9pt" fo:font-size="9pt" style:font-name="DejaVu Sans Mono" style:font-name-complex="DejaVu Sans Mono" style:font-name-asian="DejaVu Sans Mono" style:font-size-asian="9pt" fo:font-weight="normal" fo:color="#808080" style:font-weight-complex="normal" style:font-weight-asian="normal" style:font-style-complex="italic" fo:font-style="italic" style:font-style-asian="italic"/>
    </style:style>
    <style:style style:name="T101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complex="normal" style:font-weight-asian="normal" style:font-style-complex="italic" fo:font-style="italic" style:font-style-asian="italic" fo:color="#000000"/>
    </style:style>
    <style:style style:name="T102" style:family="text">
      <style:text-properties style:font-size-complex="9pt" fo:font-size="9pt" style:font-name="DejaVu Sans Mono" style:font-name-complex="DejaVu Sans Mono" style:font-name-asian="DejaVu Sans Mono" style:font-size-asian="9pt" fo:font-weight="bold" fo:color="#008000" style:font-style-complex="normal" style:font-weight-asian="bold" style:font-style-asian="normal" fo:font-style="normal" style:font-weight-complex="bold"/>
    </style:style>
    <style:style style:name="T103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color="#808080" style:font-style-complex="italic" fo:font-weight="normal" style:font-weight-asian="normal" style:font-weight-complex="normal" fo:font-style="italic"/>
    </style:style>
    <style:style style:name="T104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style:font-style-complex="italic" fo:font-weight="normal" style:font-weight-asian="normal" style:font-weight-complex="normal" fo:font-style="italic" fo:color="#000000"/>
    </style:style>
    <style:style style:name="T105" style:family="text">
      <style:text-properties style:font-size-complex="9pt" fo:font-size="9pt" style:font-name="DejaVu Sans Mono" style:font-name-complex="DejaVu Sans Mono" style:font-name-asian="DejaVu Sans Mono" style:font-size-asian="9pt" fo:font-weight="bold" style:font-style-complex="normal" fo:color="#008000" style:font-style-asian="normal" style:font-weight-complex="bold" fo:font-style="normal" style:font-weight-asian="bold"/>
    </style:style>
    <style:style style:name="T106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weight-asian="normal" fo:font-weight="normal" fo:color="#808080" fo:font-style="italic" style:font-weight-complex="normal" style:font-style-asian="italic"/>
    </style:style>
    <style:style style:name="T107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weight-asian="normal" fo:font-weight="normal" fo:font-style="italic" style:font-weight-complex="normal" style:font-style-asian="italic" fo:color="#000000"/>
    </style:style>
    <style:style style:name="T108" style:family="text">
      <style:text-properties style:font-size-complex="9pt" fo:font-size="9pt" style:font-name="DejaVu Sans Mono" style:font-name-complex="DejaVu Sans Mono" style:font-name-asian="DejaVu Sans Mono" style:font-size-asian="9pt" fo:font-weight="bold" style:font-weight-asian="bold" style:font-style-asian="normal" style:font-style-complex="normal" fo:color="#008000" fo:font-style="normal" style:font-weight-complex="bold"/>
    </style:style>
    <style:style style:name="T109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style:font-weight-asian="normal" style:font-weight-complex="normal" fo:font-weight="normal" fo:color="#000000"/>
    </style:style>
    <style:style style:name="T110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style:font-style-complex="normal" fo:font-style="normal" style:font-weight-complex="bold" fo:font-weight="bold" style:font-weight-asian="bold" fo:color="#008000"/>
    </style:style>
    <style:style style:name="T111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style="italic" style:font-style-asian="italic" fo:font-weight="normal" fo:color="#808080" style:font-weight-complex="normal" style:font-weight-asian="normal"/>
    </style:style>
    <style:style style:name="T112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style="italic" style:font-style-asian="italic" fo:font-weight="normal" style:font-weight-complex="normal" style:font-weight-asian="normal" fo:color="#000000"/>
    </style:style>
    <style:style style:name="T113" style:family="text">
      <style:text-properties style:font-size-complex="9pt" fo:font-size="9pt" style:font-name="DejaVu Sans Mono" style:font-name-complex="DejaVu Sans Mono" style:font-name-asian="DejaVu Sans Mono" style:font-size-asian="9pt" style:font-weight-asian="bold" style:font-style-complex="normal" fo:color="#008000" fo:font-weight="bold" style:font-weight-complex="bold" fo:font-style="normal" style:font-style-asian="normal"/>
    </style:style>
    <style:style style:name="T114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fo:color="#808080" style:font-style-complex="italic" style:font-weight-asian="normal" fo:font-weight="normal" style:font-weight-complex="normal"/>
    </style:style>
    <style:style style:name="T115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style:font-weight-asian="normal" fo:font-weight="normal" style:font-weight-complex="normal" fo:color="#000000"/>
    </style:style>
    <style:style style:name="T116" style:family="text">
      <style:text-properties style:font-size-complex="9pt" fo:font-size="9pt" style:font-name="DejaVu Sans Mono" style:font-name-complex="DejaVu Sans Mono" style:font-name-asian="DejaVu Sans Mono" style:font-size-asian="9pt" fo:color="#008000" style:font-style-complex="normal" style:font-style-asian="normal" fo:font-style="normal" style:font-weight-complex="bold" style:font-weight-asian="bold" fo:font-weight="bold"/>
    </style:style>
    <style:style style:name="T117" style:family="text">
      <style:text-properties style:font-size-complex="9pt" fo:font-size="9pt" style:font-name="DejaVu Sans Mono" style:font-name-complex="DejaVu Sans Mono" style:font-name-asian="DejaVu Sans Mono" style:font-size-asian="9pt" fo:font-style="italic" fo:color="#808080" style:font-style-asian="italic" fo:font-weight="normal" style:font-weight-complex="normal" style:font-style-complex="italic" style:font-weight-asian="normal"/>
    </style:style>
    <style:style style:name="T118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fo:font-weight="normal" style:font-weight-complex="normal" style:font-style-complex="italic" style:font-weight-asian="normal" fo:color="#000000"/>
    </style:style>
    <style:style style:name="T119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color="#008000" fo:font-weight="bold" style:font-weight-complex="bold" fo:font-style="normal" style:font-style-asian="normal" style:font-weight-asian="bold"/>
    </style:style>
    <style:style style:name="T120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style:font-style-asian="italic" fo:color="#808080" style:font-style-complex="italic" fo:font-weight="normal" fo:font-style="italic" style:font-weight-complex="normal"/>
    </style:style>
    <style:style style:name="T121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style:font-style-asian="italic" style:font-style-complex="italic" fo:font-weight="normal" fo:font-style="italic" style:font-weight-complex="normal" fo:color="#000000"/>
    </style:style>
    <style:style style:name="T122" style:family="text">
      <style:text-properties style:font-size-complex="9pt" fo:font-size="9pt" style:font-name="DejaVu Sans Mono" style:font-name-complex="DejaVu Sans Mono" style:font-name-asian="DejaVu Sans Mono" style:font-size-asian="9pt" fo:color="#008000" fo:font-style="normal" style:font-weight-asian="bold" style:font-style-asian="normal" style:font-style-complex="normal" fo:font-weight="bold" style:font-weight-complex="bold"/>
    </style:style>
    <style:style style:name="T123" style:family="text">
      <style:text-properties style:font-size-complex="9pt" fo:font-size="9pt" style:font-name="DejaVu Sans Mono" style:font-name-complex="DejaVu Sans Mono" style:font-name-asian="DejaVu Sans Mono" style:font-size-asian="9pt" fo:color="#808080" fo:font-weight="normal" style:font-weight-complex="normal" fo:font-style="italic" style:font-weight-asian="normal" style:font-style-asian="italic" style:font-style-complex="italic"/>
    </style:style>
    <style:style style:name="T124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complex="normal" fo:font-style="italic" style:font-weight-asian="normal" style:font-style-asian="italic" style:font-style-complex="italic" fo:color="#000000"/>
    </style:style>
    <style:style style:name="T125" style:family="text">
      <style:text-properties style:font-size-complex="9pt" fo:font-size="9pt" style:font-name="DejaVu Sans Mono" style:font-name-complex="DejaVu Sans Mono" style:font-name-asian="DejaVu Sans Mono" style:font-size-asian="9pt" fo:color="#008000" style:font-style-complex="normal" style:font-weight-asian="bold" style:font-style-asian="normal" fo:font-weight="bold" style:font-weight-complex="bold" fo:font-style="normal"/>
    </style:style>
    <style:style style:name="T126" style:family="text">
      <style:text-properties style:font-size-complex="9pt" fo:font-size="9pt" style:font-name="DejaVu Sans Mono" style:font-name-complex="DejaVu Sans Mono" style:font-name-asian="DejaVu Sans Mono" style:font-size-asian="9pt" fo:font-style="italic" fo:color="#808080" style:font-style-asian="italic" style:font-weight-complex="normal" fo:font-weight="normal" style:font-weight-asian="normal" style:font-style-complex="italic"/>
    </style:style>
    <style:style style:name="T127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weight-complex="normal" fo:font-weight="normal" style:font-weight-asian="normal" style:font-style-complex="italic" fo:color="#000000"/>
    </style:style>
    <style:style style:name="T128" style:family="text">
      <style:text-properties style:font-size-complex="9pt" fo:font-size="9pt" style:font-name="DejaVu Sans Mono" style:font-name-complex="DejaVu Sans Mono" style:font-name-asian="DejaVu Sans Mono" style:font-size-asian="9pt" fo:font-style="normal" fo:color="#008000" style:font-weight-complex="bold" style:font-weight-asian="bold" style:font-style-asian="normal" style:font-style-complex="normal" fo:font-weight="bold"/>
    </style:style>
    <style:style style:name="T129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fo:font-style="italic" style:font-style-asian="italic" fo:color="#808080" style:font-style-complex="italic" fo:font-weight="normal" style:font-weight-asian="normal"/>
    </style:style>
    <style:style style:name="T130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fo:font-style="italic" style:font-style-asian="italic" style:font-style-complex="italic" fo:font-weight="normal" style:font-weight-asian="normal" fo:color="#000000"/>
    </style:style>
    <style:style style:name="T131" style:family="text">
      <style:text-properties style:font-size-complex="9pt" fo:font-size="9pt" style:font-name="DejaVu Sans Mono" style:font-name-complex="DejaVu Sans Mono" style:font-name-asian="DejaVu Sans Mono" style:font-size-asian="9pt" fo:font-weight="bold" style:font-style-asian="normal" style:font-weight-complex="bold" fo:color="#008000" style:font-weight-asian="bold" style:font-style-complex="normal" fo:font-style="normal"/>
    </style:style>
    <style:style style:name="T132" style:family="text">
      <style:text-properties style:font-size-complex="9pt" fo:font-size="9pt" style:font-name="DejaVu Sans Mono" style:font-name-complex="DejaVu Sans Mono" style:font-name-asian="DejaVu Sans Mono" style:font-size-asian="9pt" fo:color="#808080" fo:font-style="italic" style:font-style-complex="italic" fo:font-weight="normal" style:font-weight-asian="normal" style:font-style-asian="italic" style:font-weight-complex="normal"/>
    </style:style>
    <style:style style:name="T133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complex="italic" fo:font-weight="normal" style:font-weight-asian="normal" style:font-style-asian="italic" style:font-weight-complex="normal" fo:color="#000000"/>
    </style:style>
    <style:style style:name="T134" style:family="text">
      <style:text-properties style:font-size-complex="9pt" fo:font-size="9pt" style:font-name="DejaVu Sans Mono" style:font-name-complex="DejaVu Sans Mono" style:font-name-asian="DejaVu Sans Mono" style:font-size-asian="9pt" fo:font-weight="bold" style:font-weight-complex="bold" style:font-style-asian="normal" fo:color="#008000" style:font-weight-asian="bold" fo:font-style="normal" style:font-style-complex="normal"/>
    </style:style>
    <style:style style:name="T135" style:family="text">
      <style:text-properties style:font-size-complex="9pt" fo:font-size="9pt" style:font-name="DejaVu Sans Mono" style:font-name-complex="DejaVu Sans Mono" style:font-name-asian="DejaVu Sans Mono" style:font-size-asian="9pt" fo:font-style="italic" fo:color="#808080" style:font-weight-asian="normal" style:font-style-asian="italic" style:font-style-complex="italic" fo:font-weight="normal" style:font-weight-complex="normal"/>
    </style:style>
    <style:style style:name="T136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weight-asian="normal" style:font-style-asian="italic" style:font-style-complex="italic" fo:font-weight="normal" style:font-weight-complex="normal" fo:color="#000000"/>
    </style:style>
    <style:style style:name="T137" style:family="text">
      <style:text-properties style:font-size-complex="9pt" fo:font-size="9pt" style:font-name="DejaVu Sans Mono" style:font-name-complex="DejaVu Sans Mono" style:font-name-asian="DejaVu Sans Mono" style:font-size-asian="9pt" fo:color="#008000" style:font-style-asian="normal" style:font-style-complex="normal" fo:font-style="normal" style:font-weight-complex="bold" fo:font-weight="bold" style:font-weight-asian="bold"/>
    </style:style>
    <style:style style:name="T138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weight-complex="normal" style:font-style-asian="italic" fo:color="#808080" style:font-weight-asian="normal" style:font-style-complex="italic" fo:font-weight="normal"/>
    </style:style>
    <style:style style:name="T139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weight-complex="normal" style:font-style-asian="italic" style:font-weight-asian="normal" style:font-style-complex="italic" fo:font-weight="normal" fo:color="#000000"/>
    </style:style>
    <style:style style:name="T140" style:family="text">
      <style:text-properties style:font-size-complex="9pt" fo:font-size="9pt" style:font-name="DejaVu Sans Mono" style:font-name-complex="DejaVu Sans Mono" style:font-name-asian="DejaVu Sans Mono" style:font-size-asian="9pt" fo:font-weight="bold" style:font-style-asian="normal" fo:font-style="normal" fo:color="#008000" style:font-style-complex="normal" style:font-weight-complex="bold" style:font-weight-asian="bold"/>
    </style:style>
    <style:style style:name="T141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font-weight="normal" style:font-weight-asian="normal" style:font-weight-complex="normal" fo:color="#000000"/>
    </style:style>
    <style:style style:name="T142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color="#008000" fo:font-weight="bold" style:font-weight-complex="bold" style:font-weight-asian="bold"/>
    </style:style>
    <style:style style:name="T143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complex="normal" fo:color="#808080" style:font-style-complex="italic" style:font-weight-asian="normal" style:font-style-asian="italic" fo:font-style="italic"/>
    </style:style>
    <style:style style:name="T144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complex="normal" style:font-style-complex="italic" style:font-weight-asian="normal" style:font-style-asian="italic" fo:font-style="italic" fo:color="#000000"/>
    </style:style>
    <style:style style:name="T145" style:family="text">
      <style:text-properties style:font-size-complex="9pt" fo:font-size="9pt" style:font-name="DejaVu Sans Mono" style:font-name-complex="DejaVu Sans Mono" style:font-name-asian="DejaVu Sans Mono" style:font-size-asian="9pt" fo:font-style="normal" fo:font-weight="bold" fo:color="#008000" style:font-style-asian="normal" style:font-weight-complex="bold" style:font-style-complex="normal" style:font-weight-asian="bold"/>
    </style:style>
    <style:style style:name="T146" style:family="text">
      <style:text-properties style:font-size-complex="9pt" fo:font-size="9pt" style:font-name="DejaVu Sans Mono" style:font-name-complex="DejaVu Sans Mono" style:font-name-asian="DejaVu Sans Mono" style:font-size-asian="9pt" fo:color="#808080" style:font-weight-complex="normal" style:font-style-complex="italic" fo:font-weight="normal" style:font-style-asian="italic" style:font-weight-asian="normal" fo:font-style="italic"/>
    </style:style>
    <style:style style:name="T147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style:font-style-complex="italic" fo:font-weight="normal" style:font-style-asian="italic" style:font-weight-asian="normal" fo:font-style="italic" fo:color="#000000"/>
    </style:style>
    <style:style style:name="T148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color="#008000" style:font-style-asian="normal" style:font-weight-complex="bold" style:font-weight-asian="bold" fo:font-weight="bold" fo:font-style="normal"/>
    </style:style>
    <style:style style:name="T149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fo:color="#808080" fo:font-weight="normal" fo:font-style="italic" style:font-style-asian="italic" style:font-weight-asian="normal" style:font-style-complex="italic"/>
    </style:style>
    <style:style style:name="T150" style:family="text">
      <style:text-properties style:font-size-complex="9pt" fo:font-size="9pt" style:font-name="DejaVu Sans Mono" style:font-name-complex="DejaVu Sans Mono" style:font-name-asian="DejaVu Sans Mono" style:font-size-asian="9pt" fo:color="#808080"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style:font-size-complex="9pt" fo:font-size="9pt" style:font-name="DejaVu Sans Mono" style:font-name-complex="DejaVu Sans Mono" style:font-name-asian="DejaVu Sans Mono" style:font-size-asian="9pt" fo:color="#808080" fo:font-style="italic" style:font-style-asian="italic" style:font-style-complex="italic" fo:font-weight="normal" style:font-weight-asian="normal" style:font-weight-complex="normal"/>
    </style:style>
    <style:style style:name="T152" style:family="text">
      <style:text-properties style:font-size-complex="9pt" fo:font-size="9pt" style:font-name="DejaVu Sans Mono" style:font-name-complex="DejaVu Sans Mono" style:font-name-asian="DejaVu Sans Mono" style:font-size-asian="9pt" fo:color="#808080" fo:font-style="italic" style:font-style-asian="italic" style:font-style-complex="italic" style:font-weight-complex="bold" fo:font-weight="bold" style:font-weight-asian="bold"/>
    </style:style>
    <style:style style:name="T153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asian="italic" style:font-style-complex="italic" fo:font-weight="normal" style:font-weight-asian="normal" style:font-weight-complex="normal" fo:color="#000000"/>
    </style:style>
    <style:style style:name="T154" style:family="text">
      <style:text-properties style:font-size-complex="9pt" fo:font-size="9pt" style:font-name="DejaVu Sans Mono" style:font-name-complex="DejaVu Sans Mono" style:font-name-asian="DejaVu Sans Mono" style:font-size-asian="9pt" fo:color="#008000" style:font-weight-asian="bold" style:font-weight-complex="bold" style:font-style-complex="normal" fo:font-style="normal" style:font-style-asian="normal" fo:font-weight="bold"/>
    </style:style>
    <style:style style:name="T155" style:family="text">
      <style:text-properties style:font-size-complex="9pt" fo:font-size="9pt" style:font-name="DejaVu Sans Mono" style:font-name-complex="DejaVu Sans Mono" style:font-name-asian="DejaVu Sans Mono" style:font-size-asian="9pt" fo:font-weight="normal" style:font-weight-asian="normal" style:font-style-complex="italic" fo:font-style="italic" style:font-weight-complex="normal" fo:color="#808080" style:font-style-asian="italic"/>
    </style:style>
    <style:style style:name="T156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style="italic" fo:color="#808080" style:font-style-asian="italic" style:font-weight-asian="bold" fo:font-weight="bold" style:font-weight-complex="bold"/>
    </style:style>
    <style:style style:name="T157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style="italic" fo:color="#808080" style:font-style-asian="italic" style:font-weight-asian="normal" fo:font-weight="normal" style:font-weight-complex="normal"/>
    </style:style>
    <style:style style:name="T158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fo:font-style="italic" style:font-style-asian="italic" style:font-weight-asian="normal" fo:font-weight="normal" style:font-weight-complex="normal" fo:color="#000000"/>
    </style:style>
    <style:style style:name="T159" style:family="text">
      <style:text-properties style:font-size-complex="9pt" fo:font-size="9pt" style:font-name="DejaVu Sans Mono" style:font-name-complex="DejaVu Sans Mono" style:font-name-asian="DejaVu Sans Mono" style:font-size-asian="9pt" style:font-weight-complex="bold" fo:font-style="normal" style:font-style-asian="normal" style:font-weight-asian="bold" fo:color="#008000" fo:font-weight="bold" style:font-style-complex="normal"/>
    </style:style>
    <style:style style:name="T160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style:font-style-asian="italic" fo:font-style="italic" fo:color="#808080" style:font-style-complex="italic" style:font-weight-asian="normal" fo:font-weight="normal"/>
    </style:style>
    <style:style style:name="T161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style:font-style-asian="italic" fo:font-style="italic" style:font-style-complex="italic" style:font-weight-asian="normal" fo:font-weight="normal" fo:color="#000000"/>
    </style:style>
    <style:style style:name="T162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style-asian="normal" fo:font-weight="bold" style:font-weight-complex="bold" fo:color="#008000" style:font-weight-asian="bold"/>
    </style:style>
    <style:style style:name="T163" style:family="text">
      <style:text-properties style:font-size-complex="9pt" fo:font-size="9pt" style:font-name="DejaVu Sans Mono" style:font-name-complex="DejaVu Sans Mono" style:font-name-asian="DejaVu Sans Mono" style:font-size-asian="9pt" style:font-style-asian="italic" fo:font-style="italic" fo:color="#000000" style:font-weight-asian="normal" style:font-style-complex="italic" fo:font-weight="normal" style:font-weight-complex="normal"/>
    </style:style>
    <style:style style:name="T164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fo:font-style="normal" style:font-weight-complex="bold" fo:font-weight="bold" fo:color="#008000" style:font-style-asian="normal" style:font-weight-asian="bold"/>
    </style:style>
    <style:style style:name="T165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complex="italic" fo:color="#808080" style:font-weight-asian="normal" style:font-weight-complex="normal" style:font-style-asian="italic" fo:font-weight="normal"/>
    </style:style>
    <style:style style:name="T166" style:family="text">
      <style:text-properties style:font-size-complex="9pt" fo:font-size="9pt" style:font-name="DejaVu Sans Mono" style:font-name-complex="DejaVu Sans Mono" style:font-name-asian="DejaVu Sans Mono" style:font-size-asian="9pt" fo:font-style="italic" style:font-style-complex="italic" style:font-weight-asian="normal" style:font-weight-complex="normal" style:font-style-asian="italic" fo:font-weight="normal" fo:color="#000000"/>
    </style:style>
    <style:style style:name="T167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weight-asian="bold" style:font-style-asian="normal" fo:font-weight="bold" fo:color="#008000" fo:font-style="normal" style:font-weight-complex="bold"/>
    </style:style>
    <style:style style:name="T168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style-asian="normal" fo:font-style="normal" style:font-weight-complex="normal" fo:font-weight="normal" style:font-weight-asian="normal" fo:color="#000000"/>
    </style:style>
    <style:style style:name="T169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style-asian="normal" fo:font-style="normal" style:font-weight-asian="bold" fo:color="#660e7a" style:font-weight-complex="bold" fo:font-weight="bold"/>
    </style:style>
    <style:style style:name="T170" style:family="text">
      <style:text-properties style:font-size-complex="9pt" fo:font-size="9pt" style:font-name="DejaVu Sans Mono" style:font-name-complex="DejaVu Sans Mono" style:font-name-asian="DejaVu Sans Mono" style:font-size-asian="9pt" style:font-weight-complex="normal" fo:font-style="italic" style:font-style-asian="italic" fo:color="#0000ff" fo:font-weight="normal" style:font-weight-asian="normal" style:font-style-complex="italic"/>
    </style:style>
    <style:style style:name="T171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style:font-weight-complex="bold" fo:color="#008000" fo:font-weight="bold" style:font-weight-asian="bold"/>
    </style:style>
    <style:style style:name="T172" style:family="text">
      <style:text-properties style:font-size-complex="9pt" fo:font-size="9pt" style:font-name="DejaVu Sans Mono" style:font-name-complex="DejaVu Sans Mono" style:font-name-asian="DejaVu Sans Mono" style:font-size-asian="9pt" fo:color="#000000" fo:font-style="italic" fo:font-weight="normal" style:font-weight-complex="normal" style:font-style-asian="italic" style:font-style-complex="italic" style:font-weight-asian="normal"/>
    </style:style>
    <style:style style:name="T173" style:family="text">
      <style:text-properties style:font-size-complex="9pt" fo:font-size="9pt" style:font-name="DejaVu Sans Mono" style:font-name-complex="DejaVu Sans Mono" style:font-name-asian="DejaVu Sans Mono" style:font-size-asian="9pt" style:font-weight-asian="bold" fo:font-style="normal" style:font-style-asian="normal" fo:font-weight="bold" style:font-style-complex="normal" style:font-weight-complex="bold" fo:color="#008000"/>
    </style:style>
    <style:style style:name="T174" style:family="text">
      <style:text-properties style:font-size-complex="9pt" fo:font-size="9pt" style:font-name="DejaVu Sans Mono" style:font-name-complex="DejaVu Sans Mono" style:font-name-asian="DejaVu Sans Mono" style:font-size-asian="9pt" fo:font-style="normal" style:font-style-asian="normal" style:font-style-complex="normal" fo:font-weight="bold" style:font-weight-asian="bold" style:font-weight-complex="bold" fo:color="#660e7a"/>
    </style:style>
    <style:style style:name="T175" style:family="text">
      <style:text-properties style:font-size-complex="9pt" fo:font-size="9pt" style:font-name="DejaVu Sans Mono" style:font-name-complex="DejaVu Sans Mono" style:font-name-asian="DejaVu Sans Mono" style:font-size-asian="9pt" fo:font-style="italic" fo:color="#0000ff" style:font-weight-asian="normal" style:font-weight-complex="normal" style:font-style-complex="italic" fo:font-weight="normal" style:font-style-asian="italic"/>
    </style:style>
    <style:style style:name="T176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color="#008000" fo:font-style="normal" style:font-weight-complex="bold" style:font-weight-asian="bold" fo:font-weight="bold" style:font-style-complex="normal"/>
    </style:style>
    <style:style style:name="T177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style:font-weight-complex="normal" style:font-weight-asian="normal" fo:font-weight="normal" fo:color="#000000"/>
    </style:style>
    <style:style style:name="T178" style:family="text">
      <style:text-properties style:font-size-complex="9pt" fo:font-size="9pt" style:font-name="DejaVu Sans Mono" style:font-name-complex="DejaVu Sans Mono" style:font-name-asian="DejaVu Sans Mono" style:font-size-asian="9pt" style:font-style-asian="normal" fo:font-style="normal" style:font-style-complex="normal" fo:color="#660e7a" style:font-weight-complex="bold" fo:font-weight="bold" style:font-weight-asian="bold"/>
    </style:style>
    <style:style style:name="T179" style:family="text">
      <style:text-properties style:font-size-complex="9pt" fo:font-size="9pt" style:font-name="DejaVu Sans Mono" style:font-name-complex="DejaVu Sans Mono" style:font-name-asian="DejaVu Sans Mono" style:font-size-asian="9pt" style:font-weight-asian="normal" fo:font-weight="normal" style:font-weight-complex="normal" style:font-style-complex="italic" fo:font-style="italic" fo:color="#0000ff" style:font-style-asian="italic"/>
    </style:style>
    <style:style style:name="T180" style:family="text">
      <style:text-properties style:font-size-complex="9pt" fo:font-size="9pt" style:font-name="DejaVu Sans Mono" style:font-name-complex="DejaVu Sans Mono" style:font-name-asian="DejaVu Sans Mono" style:font-size-asian="9pt" style:font-weight-complex="bold" style:font-weight-asian="bold" fo:font-style="normal" fo:color="#008000" fo:font-weight="bold" style:font-style-asian="normal" style:font-style-complex="normal"/>
    </style:style>
    <style:style style:name="T181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style:font-weight-asian="normal" style:font-weight-complex="normal" fo:color="#808080" fo:font-weight="normal"/>
    </style:style>
    <style:style style:name="T182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fo:color="#808080" fo:font-weight="bold" style:font-weight-asian="bold" style:font-weight-complex="bold"/>
    </style:style>
    <style:style style:name="T183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fo:color="#808080" fo:font-weight="normal" style:font-weight-asian="normal" style:font-weight-complex="normal"/>
    </style:style>
    <style:style style:name="T184" style:family="text">
      <style:text-properties style:font-size-complex="9pt" fo:font-size="9pt" style:font-name="DejaVu Sans Mono" style:font-name-complex="DejaVu Sans Mono" style:font-name-asian="DejaVu Sans Mono" style:font-size-asian="9pt" style:font-style-complex="italic" style:font-style-asian="italic" fo:font-style="italic" style:font-weight-asian="normal" fo:color="#000000" fo:font-weight="normal" style:font-weight-complex="normal"/>
    </style:style>
    <style:style style:name="T185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style-asian="normal" style:font-weight-complex="bold" fo:font-style="normal" fo:font-weight="bold" fo:color="#008000" style:font-weight-asian="bold"/>
    </style:style>
    <style:style style:name="T186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style-asian="normal" fo:font-style="normal" fo:color="#000000" style:font-weight-complex="normal" style:font-weight-asian="normal" fo:font-weight="normal"/>
    </style:style>
    <style:style style:name="T187" style:family="text">
      <style:text-properties style:font-size-complex="9pt" fo:font-size="9pt" style:font-name="DejaVu Sans Mono" style:font-name-complex="DejaVu Sans Mono" style:font-name-asian="DejaVu Sans Mono" style:font-size-asian="9pt" style:font-style-complex="normal" style:font-style-asian="normal" fo:font-style="normal" style:font-weight-complex="bold" fo:font-weight="bold" style:font-weight-asian="bold" fo:color="#008000"/>
    </style:style>
    <style:style style:name="T188" style:family="text">
      <style:text-properties style:font-size-complex="9pt" fo:font-size="9pt" style:font-name="DejaVu Sans Mono" style:font-name-complex="DejaVu Sans Mono" style:font-name-asian="DejaVu Sans Mono" style:font-size-asian="9pt" fo:color="#808080" fo:font-weight="normal" fo:font-style="italic" style:font-weight-asian="normal" style:font-weight-complex="normal" style:font-style-asian="italic" style:font-style-complex="italic"/>
    </style:style>
    <style:style style:name="T189" style:family="text">
      <style:text-properties style:font-weight-asian="normal" style:font-style-asian="italic" fo:font-style="italic" style:font-name-asian="DejaVu Sans Mono" style:font-name-complex="DejaVu Sans Mono" fo:color="#000000" fo:font-size="9pt" style:font-weight-complex="normal" style:font-size-asian="9pt" fo:font-weight="normal" style:font-name="DejaVu Sans Mono" style:font-size-complex="9pt" style:font-style-complex="italic"/>
    </style:style>
    <style:style style:name="T190" style:family="text">
      <style:text-properties style:font-name-asian="DejaVu Sans Mono" style:font-name-complex="DejaVu Sans Mono" fo:font-size="9pt" style:font-size-asian="9pt" style:font-name="DejaVu Sans Mono" style:font-size-complex="9pt" style:font-weight-asian="bold" style:font-style-complex="normal" fo:color="#008000" fo:font-weight="bold" fo:font-style="normal" style:font-style-asian="normal" style:font-weight-complex="bold"/>
    </style:style>
    <style:style style:name="T191" style:family="text">
      <style:text-properties style:font-name-asian="DejaVu Sans Mono" style:font-name-complex="DejaVu Sans Mono" fo:font-size="9pt" style:font-size-asian="9pt" style:font-name="DejaVu Sans Mono" style:font-size-complex="9pt" style:font-weight-complex="normal" style:font-weight-asian="normal" style:font-style-complex="italic" fo:font-weight="normal" fo:font-style="italic" style:font-style-asian="italic" fo:color="#808080"/>
    </style:style>
    <style:style style:name="T192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fo:font-weight="bold" style:font-weight-asian="bold" style:font-weight-complex="bold"/>
    </style:style>
    <style:style style:name="T193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asian="normal" fo:font-weight="normal" style:font-weight-complex="normal"/>
    </style:style>
    <style:style style:name="T194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complex="bold" fo:font-weight="bold" style:font-weight-asian="bold"/>
    </style:style>
    <style:style style:name="T195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style:font-weight-asian="normal" style:font-weight-complex="normal" fo:color="#000000" fo:font-weight="normal"/>
    </style:style>
    <style:style style:name="T196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font-weight="bold" fo:color="#008000" style:font-weight-complex="bold" style:font-weight-asian="bold"/>
    </style:style>
    <style:style style:name="T197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asian="normal" fo:font-weight="normal" fo:color="#000000" style:font-weight-complex="normal"/>
    </style:style>
    <style:style style:name="T198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asian="bold" fo:font-weight="bold" style:font-weight-complex="bold" fo:color="#008000"/>
    </style:style>
    <style:style style:name="T199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asian="normal" style:font-weight-complex="normal" fo:font-weight="normal" fo:color="#000000"/>
    </style:style>
    <style:style style:name="T200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color="#008000" style:font-weight-asian="bold" style:font-weight-complex="bold" fo:font-weight="bold"/>
    </style:style>
    <style:style style:name="T201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weight="normal" style:font-weight-asian="normal" style:font-weight-complex="normal" fo:font-style="italic" style:font-style-asian="italic" fo:color="#808080"/>
    </style:style>
    <style:style style:name="T202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000000" style:font-weight-asian="normal" style:font-weight-complex="normal" fo:font-weight="normal"/>
    </style:style>
    <style:style style:name="T203" style:family="text">
      <style:text-properties style:font-name-asian="DejaVu Sans Mono" style:font-name-complex="DejaVu Sans Mono" fo:font-size="9pt" style:font-size-asian="9pt" style:font-name="DejaVu Sans Mono" style:font-size-complex="9pt" style:font-weight-asian="bold" style:font-style-asian="normal" fo:font-style="normal" style:font-style-complex="normal" style:font-weight-complex="bold" fo:font-weight="bold" fo:color="#008000"/>
    </style:style>
    <style:style style:name="T204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font-weight="normal" fo:font-style="italic" style:font-style-complex="italic" fo:color="#808080" style:font-weight-complex="normal" style:font-style-asian="italic"/>
    </style:style>
    <style:style style:name="T205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font-weight="normal" fo:font-style="italic" style:font-style-complex="italic" style:font-weight-complex="normal" style:font-style-asian="italic" fo:color="#000000"/>
    </style:style>
    <style:style style:name="T206" style:family="text">
      <style:text-properties style:font-name-asian="DejaVu Sans Mono" style:font-name-complex="DejaVu Sans Mono" fo:font-size="9pt" style:font-size-asian="9pt" style:font-name="DejaVu Sans Mono" style:font-size-complex="9pt" style:font-weight-asian="bold" fo:color="#008000" style:font-style-complex="normal" fo:font-style="normal" fo:font-weight="bold" style:font-weight-complex="bold" style:font-style-asian="normal"/>
    </style:style>
    <style:style style:name="T207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fo:font-weight="normal" fo:color="#000000" style:font-weight-asian="normal" style:font-weight-complex="normal"/>
    </style:style>
    <style:style style:name="T208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fo:color="#008000" style:font-weight-asian="bold" fo:font-weight="bold" style:font-weight-complex="bold"/>
    </style:style>
    <style:style style:name="T209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style:font-weight-complex="normal" style:font-style-complex="italic" fo:font-style="italic" style:font-weight-asian="normal" fo:color="#808080" fo:font-weight="normal"/>
    </style:style>
    <style:style style:name="T210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style:font-weight-complex="normal" style:font-style-complex="italic" fo:font-style="italic" style:font-weight-asian="normal" fo:font-weight="normal" fo:color="#000000"/>
    </style:style>
    <style:style style:name="T211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fo:color="#008000" style:font-weight-complex="bold" fo:font-weight="bold" style:font-weight-asian="bold"/>
    </style:style>
    <style:style style:name="T212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style:font-weight-asian="normal" fo:font-weight="normal" fo:color="#000000" style:font-weight-complex="normal"/>
    </style:style>
    <style:style style:name="T213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fo:color="#008000" style:font-weight-complex="bold" style:font-weight-asian="bold" fo:font-weight="bold"/>
    </style:style>
    <style:style style:name="T214" style:family="text">
      <style:text-properties style:font-name-asian="DejaVu Sans Mono" style:font-name-complex="DejaVu Sans Mono" fo:font-size="9pt" style:font-size-asian="9pt" style:font-name="DejaVu Sans Mono" style:font-size-complex="9pt" fo:font-style="italic" style:font-style-asian="italic" fo:color="#808080" style:font-weight-complex="normal" fo:font-weight="normal" style:font-weight-asian="normal" style:font-style-complex="italic"/>
    </style:style>
    <style:style style:name="T215" style:family="text">
      <style:text-properties style:font-name-asian="DejaVu Sans Mono" style:font-name-complex="DejaVu Sans Mono" fo:font-size="9pt" style:font-size-asian="9pt" style:font-name="DejaVu Sans Mono" style:font-size-complex="9pt" fo:font-style="italic" style:font-style-asian="italic" style:font-weight-complex="normal" fo:font-weight="normal" style:font-weight-asian="normal" style:font-style-complex="italic" fo:color="#000000"/>
    </style:style>
    <style:style style:name="T216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weight="bold" style:font-weight-complex="bold" style:font-weight-asian="bold" fo:font-style="normal" style:font-style-asian="normal" fo:color="#008000"/>
    </style:style>
    <style:style style:name="T217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style:font-weight-asian="normal" style:font-weight-complex="normal" fo:color="#000000" fo:font-weight="normal"/>
    </style:style>
    <style:style style:name="T218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style:font-style-asian="italic" style:font-style-complex="italic" fo:color="#808080" style:font-weight-complex="normal" fo:font-weight="normal" fo:font-style="italic"/>
    </style:style>
    <style:style style:name="T219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style:font-style-asian="italic" style:font-style-complex="italic" style:font-weight-complex="normal" fo:font-weight="normal" fo:font-style="italic" fo:color="#000000"/>
    </style:style>
    <style:style style:name="T220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weight-asian="bold" style:font-style-complex="normal" fo:color="#008000" style:font-style-asian="normal" fo:font-weight="bold" style:font-weight-complex="bold"/>
    </style:style>
    <style:style style:name="T221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complex="normal" style:font-style-asian="normal" fo:font-weight="normal" style:font-weight-asian="normal" fo:color="#000000" style:font-weight-complex="normal"/>
    </style:style>
    <style:style style:name="T222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complex="normal" style:font-style-asian="normal" style:font-weight-complex="bold" fo:color="#008000" style:font-weight-asian="bold" fo:font-weight="bold"/>
    </style:style>
    <style:style style:name="T223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font-weight="normal" style:font-weight-asian="normal" fo:color="#808080" fo:font-style="italic" style:font-weight-complex="normal" style:font-style-complex="italic"/>
    </style:style>
    <style:style style:name="T224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style:font-weight-complex="bold" style:font-weight-asian="bold" fo:font-weight="bold"/>
    </style:style>
    <style:style style:name="T225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style:font-weight-complex="normal" fo:font-weight="normal" style:font-weight-asian="normal"/>
    </style:style>
    <style:style style:name="T226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style:font-weight-asian="bold" style:font-weight-complex="bold" fo:font-weight="bold"/>
    </style:style>
    <style:style style:name="T227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fo:font-weight="bold" style:font-weight-complex="bold" style:font-weight-asian="bold"/>
    </style:style>
    <style:style style:name="T228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style:font-weight-complex="normal" style:font-weight-asian="normal" fo:font-weight="normal"/>
    </style:style>
    <style:style style:name="T229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style:font-weight-asian="bold" fo:font-weight="bold" style:font-weight-complex="bold"/>
    </style:style>
    <style:style style:name="T230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fo:font-weight="normal" style:font-weight-complex="normal" style:font-weight-asian="normal"/>
    </style:style>
    <style:style style:name="T231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font-style="italic" style:font-style-complex="italic" style:font-weight-asian="normal" fo:color="#000000" style:font-weight-complex="normal" fo:font-weight="normal"/>
    </style:style>
    <style:style style:name="T232" style:family="text">
      <style:text-properties style:font-name-asian="DejaVu Sans Mono" style:font-name-complex="DejaVu Sans Mono" fo:font-size="9pt" style:font-size-asian="9pt" style:font-name="DejaVu Sans Mono" style:font-size-complex="9pt" style:font-style-asian="normal" fo:font-weight="bold" style:font-weight-asian="bold" style:font-weight-complex="bold" style:font-style-complex="normal" fo:font-style="normal" fo:color="#008000"/>
    </style:style>
    <style:style style:name="T233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color="#808080" style:font-style-asian="italic" fo:font-style="italic" style:font-weight-complex="normal" style:font-style-complex="italic" fo:font-weight="normal"/>
    </style:style>
    <style:style style:name="T234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style:font-style-asian="italic" fo:font-style="italic" style:font-weight-complex="normal" style:font-style-complex="italic" fo:font-weight="normal" fo:color="#000000"/>
    </style:style>
    <style:style style:name="T235" style:family="text">
      <style:text-properties style:font-name-asian="DejaVu Sans Mono" style:font-name-complex="DejaVu Sans Mono" fo:font-size="9pt" style:font-size-asian="9pt" style:font-name="DejaVu Sans Mono" style:font-size-complex="9pt" style:font-weight-asian="bold" fo:color="#008000" style:font-style-complex="normal" style:font-style-asian="normal" fo:font-style="normal" fo:font-weight="bold" style:font-weight-complex="bold"/>
    </style:style>
    <style:style style:name="T236" style:family="text">
      <style:text-properties style:font-name-asian="DejaVu Sans Mono" style:font-name-complex="DejaVu Sans Mono" fo:font-size="9pt" style:font-size-asian="9pt" style:font-name="DejaVu Sans Mono" style:font-size-complex="9pt" style:font-weight-complex="normal" style:font-weight-asian="normal" fo:font-style="italic" style:font-style-asian="italic" fo:color="#808080" style:font-style-complex="italic" fo:font-weight="normal"/>
    </style:style>
    <style:style style:name="T237" style:family="text">
      <style:text-properties style:font-name-asian="DejaVu Sans Mono" style:font-name-complex="DejaVu Sans Mono" fo:font-size="9pt" style:font-size-asian="9pt" style:font-name="DejaVu Sans Mono" style:font-size-complex="9pt" fo:font-style="italic" style:font-style-asian="italic" fo:color="#808080" style:font-style-complex="italic" style:font-weight-complex="bold" fo:font-weight="bold" style:font-weight-asian="bold"/>
    </style:style>
    <style:style style:name="T238" style:family="text">
      <style:text-properties style:font-name-asian="DejaVu Sans Mono" style:font-name-complex="DejaVu Sans Mono" fo:font-size="9pt" style:font-size-asian="9pt" style:font-name="DejaVu Sans Mono" style:font-size-complex="9pt" fo:font-style="italic" style:font-style-asian="italic" style:font-style-complex="italic" fo:font-weight="normal" fo:color="#000000" style:font-weight-asian="normal" style:font-weight-complex="normal"/>
    </style:style>
    <style:style style:name="T239" style:family="text">
      <style:text-properties style:font-name-asian="DejaVu Sans Mono" style:font-name-complex="DejaVu Sans Mono" fo:font-size="9pt" style:font-size-asian="9pt" style:font-name="DejaVu Sans Mono" style:font-size-complex="9pt" style:font-weight-asian="bold" fo:color="#008000" fo:font-weight="bold" style:font-style-complex="normal" style:font-style-asian="normal" style:font-weight-complex="bold" fo:font-style="normal"/>
    </style:style>
    <style:style style:name="T240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fo:font-weight="normal" style:font-weight-asian="normal" fo:color="#000000" style:font-weight-complex="normal"/>
    </style:style>
    <style:style style:name="T241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style:font-weight-asian="bold" fo:font-weight="bold" style:font-weight-complex="bold" fo:color="#008000"/>
    </style:style>
    <style:style style:name="T242" style:family="text">
      <style:text-properties style:font-name-asian="DejaVu Sans Mono" style:font-name-complex="DejaVu Sans Mono" fo:font-size="9pt" style:font-size-asian="9pt" style:font-name="DejaVu Sans Mono" style:font-size-complex="9pt" fo:color="#808080" style:font-style-asian="italic" style:font-weight-complex="normal" style:font-weight-asian="normal" fo:font-style="italic" fo:font-weight="normal" style:font-style-complex="italic"/>
    </style:style>
    <style:style style:name="T243" style:family="text">
      <style:text-properties style:font-name-asian="DejaVu Sans Mono" style:font-name-complex="DejaVu Sans Mono" fo:font-size="9pt" style:font-size-asian="9pt" style:font-name="DejaVu Sans Mono" style:font-size-complex="9pt" fo:color="#808080" style:font-style-asian="italic" fo:font-style="italic" style:font-style-complex="italic" style:font-weight-complex="bold" style:font-weight-asian="bold" fo:font-weight="bold"/>
    </style:style>
    <style:style style:name="T244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font-style="italic" style:font-style-complex="italic" fo:color="#000000" style:font-weight-complex="normal" style:font-weight-asian="normal" fo:font-weight="normal"/>
    </style:style>
    <style:style style:name="T245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weight="bold" style:font-weight-asian="bold" style:font-style-asian="normal" fo:font-style="normal" fo:color="#008000" style:font-weight-complex="bold"/>
    </style:style>
    <style:style style:name="T246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fo:color="#008000" fo:font-weight="bold" style:font-weight-complex="bold" style:font-weight-asian="bold"/>
    </style:style>
    <style:style style:name="T247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style:font-style-complex="italic" fo:font-style="italic" fo:font-weight="normal" style:font-weight-complex="normal" style:font-style-asian="italic" fo:color="#808080"/>
    </style:style>
    <style:style style:name="T248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asian="bold" fo:font-weight="bold" style:font-weight-complex="bold"/>
    </style:style>
    <style:style style:name="T249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asian="normal" style:font-weight-complex="normal" fo:font-weight="normal"/>
    </style:style>
    <style:style style:name="T250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complex="normal" style:font-weight-asian="normal" fo:font-weight="normal"/>
    </style:style>
    <style:style style:name="T251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asian="bold" style:font-weight-complex="bold" fo:font-weight="bold"/>
    </style:style>
    <style:style style:name="T252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style:font-weight-complex="normal" fo:font-weight="normal" style:font-weight-asian="normal"/>
    </style:style>
    <style:style style:name="T253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fo:color="#808080" fo:font-weight="normal" style:font-weight-asian="normal" style:font-weight-complex="normal"/>
    </style:style>
    <style:style style:name="T254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style:font-style-asian="italic" style:font-weight-asian="normal" fo:color="#000000" fo:font-weight="normal" style:font-weight-complex="normal"/>
    </style:style>
    <style:style style:name="T255" style:family="text">
      <style:text-properties style:font-name-asian="DejaVu Sans Mono" style:font-name-complex="DejaVu Sans Mono" fo:font-size="9pt" style:font-size-asian="9pt" style:font-name="DejaVu Sans Mono" style:font-size-complex="9pt" style:font-weight-complex="bold" style:font-style-complex="normal" fo:color="#660e7a" style:font-weight-asian="bold" style:font-style-asian="normal" fo:font-weight="bold" fo:font-style="normal"/>
    </style:style>
    <style:style style:name="T256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style:font-weight-complex="normal" fo:font-weight="normal" style:font-weight-asian="normal" fo:color="#000000"/>
    </style:style>
    <style:style style:name="T257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fo:font-weight="bold" style:font-weight-asian="bold" fo:color="#660e7a" style:font-weight-complex="bold"/>
    </style:style>
    <style:style style:name="T258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fo:font-weight="bold" style:font-weight-asian="bold" style:font-weight-complex="bold" fo:color="#000080"/>
    </style:style>
    <style:style style:name="T259" style:family="text">
      <style:text-properties style:font-name-asian="DejaVu Sans Mono" style:font-name-complex="DejaVu Sans Mono" fo:font-size="9pt" style:font-size-asian="9pt" style:font-name="DejaVu Sans Mono" style:font-size-complex="9pt" style:font-weight-complex="normal" fo:color="#808080" fo:font-style="italic" style:font-style-complex="italic" fo:font-weight="normal" style:font-weight-asian="normal" style:font-style-asian="italic"/>
    </style:style>
    <style:style style:name="T260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style:font-weight-asian="bold" fo:font-weight="bold" style:font-weight-complex="bold"/>
    </style:style>
    <style:style style:name="T261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style:font-weight-complex="normal" style:font-weight-asian="normal" fo:font-weight="normal"/>
    </style:style>
    <style:style style:name="T262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style:font-weight-asian="bold" style:font-weight-complex="bold" fo:font-weight="bold"/>
    </style:style>
    <style:style style:name="T263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fo:font-weight="normal" style:font-weight-asian="normal" style:font-weight-complex="normal"/>
    </style:style>
    <style:style style:name="T264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style:font-weight-complex="bold" style:font-weight-asian="bold" fo:font-weight="bold"/>
    </style:style>
    <style:style style:name="T265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style:font-weight-asian="normal" style:font-weight-complex="normal" fo:font-weight="normal"/>
    </style:style>
    <style:style style:name="T266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fo:font-weight="bold" style:font-weight-asian="bold" style:font-weight-complex="bold"/>
    </style:style>
    <style:style style:name="T267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fo:font-weight="normal" style:font-weight-complex="normal" style:font-weight-asian="normal"/>
    </style:style>
    <style:style style:name="T268" style:family="text">
      <style:text-properties style:font-name-asian="DejaVu Sans Mono" style:font-name-complex="DejaVu Sans Mono" fo:font-size="9pt" style:font-size-asian="9pt" style:font-name="DejaVu Sans Mono" style:font-size-complex="9pt" fo:color="#808080" fo:font-style="italic" style:font-style-complex="italic" style:font-style-asian="italic" fo:font-weight="bold" style:font-weight-complex="bold" style:font-weight-asian="bold"/>
    </style:style>
    <style:style style:name="T269" style:family="text">
      <style:text-properties style:font-name-asian="DejaVu Sans Mono" style:font-name-complex="DejaVu Sans Mono" fo:font-size="9pt" style:font-size-asian="9pt" style:font-name="DejaVu Sans Mono" style:font-size-complex="9pt" fo:font-weight="bold" style:font-weight-complex="bold" style:font-weight-asian="bold" style:font-style-complex="normal" style:font-style-asian="normal" fo:color="#000080" fo:font-style="normal"/>
    </style:style>
    <style:style style:name="T270" style:family="text">
      <style:text-properties style:font-name-asian="DejaVu Sans Mono" style:font-name-complex="DejaVu Sans Mono" fo:font-size="9pt" style:font-size-asian="9pt" style:font-name="DejaVu Sans Mono" style:font-size-complex="9pt" fo:font-style="italic" fo:color="#000000" style:font-weight-asian="normal" style:font-weight-complex="normal" fo:font-weight="normal" style:font-style-complex="italic" style:font-style-asian="italic"/>
    </style:style>
    <style:style style:name="T271" style:family="text">
      <style:text-properties style:font-name-asian="DejaVu Sans Mono" style:font-name-complex="DejaVu Sans Mono" fo:font-size="9pt" style:font-size-asian="9pt" style:font-name="DejaVu Sans Mono" style:font-size-complex="9pt" fo:font-weight="bold" style:font-style-asian="normal" style:font-weight-asian="bold" fo:color="#660e7a" fo:font-style="normal" style:font-weight-complex="bold" style:font-style-complex="normal"/>
    </style:style>
    <style:style style:name="T272" style:family="text">
      <style:text-properties style:font-name-asian="DejaVu Sans Mono" style:font-name-complex="DejaVu Sans Mono" fo:font-size="9pt" style:font-size-asian="9pt" style:font-name="DejaVu Sans Mono" style:font-size-complex="9pt" fo:font-weight="bold" style:font-style-asian="normal" style:font-weight-asian="bold" fo:font-style="normal" style:font-weight-complex="bold" style:font-style-complex="normal" fo:color="#000080"/>
    </style:style>
    <style:style style:name="T273" style:family="text">
      <style:text-properties style:font-name-asian="DejaVu Sans Mono" style:font-name-complex="DejaVu Sans Mono" fo:font-size="9pt" style:font-size-asian="9pt" style:font-name="DejaVu Sans Mono" style:font-size-complex="9pt" fo:color="#808080" style:font-style-asian="italic" fo:font-style="italic" style:font-weight-complex="normal" style:font-weight-asian="normal" fo:font-weight="normal" style:font-style-complex="italic"/>
    </style:style>
    <style:style style:name="T274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font-style="italic" style:font-weight-complex="normal" style:font-weight-asian="normal" fo:font-weight="normal" style:font-style-complex="italic" fo:color="#000000"/>
    </style:style>
    <style:style style:name="T275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color="#008000" style:font-style-asian="normal" fo:font-weight="bold" fo:font-style="normal" style:font-weight-asian="bold" style:font-weight-complex="bold"/>
    </style:style>
    <style:style style:name="T276" style:family="text">
      <style:text-properties style:font-name-asian="DejaVu Sans Mono" style:font-name-complex="DejaVu Sans Mono" fo:font-size="9pt" style:font-size-asian="9pt" style:font-name="DejaVu Sans Mono" style:font-size-complex="9pt" style:font-style-complex="italic" fo:font-style="italic" fo:color="#000000" style:font-weight-complex="normal" style:font-style-asian="italic" style:font-weight-asian="normal" fo:font-weight="normal"/>
    </style:style>
    <style:style style:name="T277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weight-asian="bold" fo:font-style="normal" fo:font-weight="bold" fo:color="#008000" style:font-weight-complex="bold" style:font-style-asian="normal"/>
    </style:style>
    <style:style style:name="T278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style:font-weight-complex="normal" style:font-weight-asian="normal" fo:font-weight="normal" fo:color="#000000"/>
    </style:style>
    <style:style style:name="T279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fo:font-style="normal" style:font-style-asian="normal" style:font-weight-complex="bold" fo:font-weight="bold" style:font-weight-asian="bold" fo:color="#008000"/>
    </style:style>
    <style:style style:name="T280" style:family="text">
      <style:text-properties style:font-name-asian="DejaVu Sans Mono" style:font-name-complex="DejaVu Sans Mono" fo:font-size="9pt" style:font-size-asian="9pt" style:font-name="DejaVu Sans Mono" style:font-size-complex="9pt" style:font-weight-complex="normal" style:font-style-asian="italic" fo:color="#808080" fo:font-style="italic" style:font-style-complex="italic" style:font-weight-asian="normal" fo:font-weight="normal"/>
    </style:style>
    <style:style style:name="T281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color="#808080" fo:font-style="italic" style:font-style-complex="italic" fo:font-weight="bold" style:font-weight-asian="bold" style:font-weight-complex="bold"/>
    </style:style>
    <style:style style:name="T282" style:family="text">
      <style:text-properties style:font-name-asian="DejaVu Sans Mono" style:font-name-complex="DejaVu Sans Mono" fo:font-size="9pt" style:font-size-asian="9pt" style:font-name="DejaVu Sans Mono" style:font-size-complex="9pt" style:font-style-asian="italic" fo:font-style="italic" style:font-style-complex="italic" style:font-weight-asian="normal" style:font-weight-complex="normal" fo:color="#000000" fo:font-weight="normal"/>
    </style:style>
    <style:style style:name="T283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weight-complex="bold" style:font-style-asian="normal" fo:color="#008000" style:font-style-complex="normal" style:font-weight-asian="bold" fo:font-weight="bold"/>
    </style:style>
    <style:style style:name="T284" style:family="text">
      <style:text-properties style:font-name-asian="DejaVu Sans Mono" style:font-name-complex="DejaVu Sans Mono" fo:font-size="9pt" style:font-size-asian="9pt" style:font-name="DejaVu Sans Mono" style:font-size-complex="9pt" fo:font-style="italic" style:font-style-asian="italic" fo:color="#000000" fo:font-weight="normal" style:font-style-complex="italic" style:font-weight-complex="normal" style:font-weight-asian="normal"/>
    </style:style>
    <style:style style:name="T285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color="#008000" style:font-weight-asian="bold" style:font-weight-complex="bold" fo:font-style="normal" fo:font-weight="bold"/>
    </style:style>
    <style:style style:name="T286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style:font-weight-complex="normal" fo:font-weight="normal" fo:color="#000000" style:font-weight-asian="normal"/>
    </style:style>
    <style:style style:name="T287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fo:color="#008000" style:font-weight-complex="bold" fo:font-weight="bold" style:font-weight-asian="bold"/>
    </style:style>
    <style:style style:name="T288" style:family="text">
      <style:text-properties style:font-name-asian="DejaVu Sans Mono" style:font-name-complex="DejaVu Sans Mono" fo:font-size="9pt" style:font-size-asian="9pt" style:font-name="DejaVu Sans Mono" style:font-size-complex="9pt" style:font-style-complex="normal" style:font-style-asian="normal" fo:font-style="normal" style:font-weight-complex="bold" fo:font-weight="bold" style:font-weight-asian="bold" fo:color="#000080"/>
    </style:style>
    <style:style style:name="T289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font-weight="normal" style:font-weight-complex="normal" style:font-style-complex="italic" style:font-style-asian="italic" fo:font-style="italic" fo:color="#808080"/>
    </style:style>
    <style:style style:name="T290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font-weight="normal" style:font-weight-complex="normal" style:font-style-complex="italic" style:font-style-asian="italic" fo:font-style="italic" fo:color="#000000"/>
    </style:style>
    <style:style style:name="T291" style:family="text">
      <style:text-properties style:font-name-asian="DejaVu Sans Mono" style:font-name-complex="DejaVu Sans Mono" fo:font-size="9pt" style:font-size-asian="9pt" style:font-name="DejaVu Sans Mono" style:font-size-complex="9pt" fo:font-style="normal" fo:font-weight="bold" style:font-weight-complex="bold" style:font-style-asian="normal" style:font-weight-asian="bold" style:font-style-complex="normal" fo:color="#008000"/>
    </style:style>
    <style:style style:name="T292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complex="normal" fo:font-weight="normal" style:font-weight-asian="normal" fo:color="#000000"/>
    </style:style>
    <style:style style:name="T293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font-weight="bold" fo:color="#660e7a" style:font-weight-asian="bold" style:font-weight-complex="bold"/>
    </style:style>
    <style:style style:name="T294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complex="normal" fo:font-weight="normal" fo:color="#000000" style:font-weight-asian="normal"/>
    </style:style>
    <style:style style:name="T295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font-weight="normal" fo:color="#000000" style:font-weight-asian="normal" style:font-weight-complex="normal"/>
    </style:style>
    <style:style style:name="T296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complex="bold" fo:color="#660e7a" style:font-weight-asian="bold" fo:font-weight="bold"/>
    </style:style>
    <style:style style:name="T297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font-weight="normal" fo:color="#000000" style:font-weight-complex="normal" style:font-weight-asian="normal"/>
    </style:style>
    <style:style style:name="T298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asian="bold" style:font-weight-complex="bold" fo:color="#660e7a" fo:font-weight="bold"/>
    </style:style>
    <style:style style:name="T299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color="#000000" style:font-weight-complex="normal" style:font-weight-asian="normal" fo:font-weight="normal"/>
    </style:style>
    <style:style style:name="T300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fo:font-weight="bold" style:font-weight-complex="bold" style:font-weight-asian="bold" fo:color="#660e7a"/>
    </style:style>
    <style:style style:name="T301" style:family="text">
      <style:text-properties style:font-name-asian="DejaVu Sans Mono" style:font-name-complex="DejaVu Sans Mono" fo:font-size="9pt" style:font-size-asian="9pt" style:font-name="DejaVu Sans Mono" style:font-size-complex="9pt" fo:font-style="normal" style:font-style-asian="normal" style:font-style-complex="normal" style:font-weight-asian="normal" fo:font-weight="normal" style:font-weight-complex="normal" fo:color="#000000"/>
    </style:style>
    <style:style style:name="T302" style:family="text">
      <style:text-properties style:font-name-asian="DejaVu Sans Mono" style:font-name-complex="DejaVu Sans Mono" fo:font-size="9pt" style:font-size-asian="9pt" style:font-name="DejaVu Sans Mono" style:font-size-complex="9pt" style:font-weight-asian="normal" fo:font-weight="normal" style:font-weight-complex="normal" fo:color="#000000" style:font-style-complex="italic" fo:font-style="italic" style:font-style-asian="italic"/>
    </style:style>
    <style:style style:name="T303" style:family="text">
      <style:text-properties style:font-name-asian="DejaVu Sans Mono" style:font-name-complex="DejaVu Sans Mono" fo:font-size="9pt" style:font-size-asian="9pt" style:font-name="DejaVu Sans Mono" style:font-size-complex="9pt" style:font-weight-complex="bold" style:font-style-asian="normal" style:font-weight-asian="bold" fo:font-style="normal" fo:color="#008000" style:font-style-complex="normal" fo:font-weight="bold"/>
    </style:style>
    <style:style style:name="T304" style:family="text">
      <style:text-properties style:font-name-asian="DejaVu Sans Mono" style:font-name-complex="DejaVu Sans Mono" fo:font-size="9pt" style:font-size-asian="9pt" style:font-name="DejaVu Sans Mono" style:font-size-complex="9pt" style:font-style-asian="normal" fo:font-style="normal" style:font-style-complex="normal" fo:color="#000000" style:font-weight-complex="normal" style:font-weight-asian="normal" fo:font-weight="normal"/>
    </style:style>
    <style:style style:name="T305" style:family="text">
      <style:text-properties style:font-name-asian="DejaVu Sans Mono" style:font-name-complex="DejaVu Sans Mono" fo:font-size="9pt" style:font-size-asian="9pt" style:font-name="DejaVu Sans Mono" style:font-size-complex="9pt" style:font-style-asian="normal" fo:font-style="normal" style:font-style-complex="normal" fo:font-weight="bold" style:font-weight-complex="bold" style:font-weight-asian="bold" fo:color="#008000"/>
    </style:style>
    <style:style style:name="T306" style:family="text">
      <style:text-properties style:font-name-asian="DejaVu Sans Mono" style:font-name-complex="DejaVu Sans Mono" fo:font-size="9pt" style:font-size-asian="9pt" style:font-name="DejaVu Sans Mono" style:font-size-complex="9pt" fo:color="#808080"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ils 3 to 5 <text:s/>change </text:p>
          </table:table-cell>
          <table:table-cell table:style-name="ce4" office:value-type="string" calcext:value-type="string">
            <text:p>Rails 3 to 5 <text:s/>change 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gem </text:span><text:span text:style-name="T2">'rails'</text:span><text:span text:style-name="T3">, </text:span><text:span text:style-name="T4">'3.1.3'</text:span></text:p>
          </table:table-cell>
          <table:table-cell office:value-type="string" calcext:value-type="string">
            <text:p>gem 'rails', '~&gt; 5.0.0', '&gt;= 5.0.0.1'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EMS</text:p>
          </table:table-cell>
          <table:table-cell table:style-name="ce4" office:value-type="string" calcext:value-type="string">
            <text:p>GEM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5">source </text:span><text:span text:style-name="T6">'http://rubygems.org' </text:span><text:span text:style-name="T7">gem </text:span><text:span text:style-name="T8">'rails'</text:span><text:span text:style-name="T9">, </text:span><text:span text:style-name="T10">'3.1.3' </text:span><text:span text:style-name="T11"># Postgres db adapter </text:span><text:span text:style-name="T12">gem </text:span><text:span text:style-name="T13">'pg' </text:span><text:span text:style-name="T14"># Gems used only for assets and not required # in production environments by default. # group </text:span><text:span text:style-name="T15">:assets </text:span><text:span text:style-name="T16">do #   gem </text:span><text:span text:style-name="T15">'sass-rails'</text:span><text:span text:style-name="T17">,   </text:span><text:span text:style-name="T15">'~&gt; 3.1.4' </text:span><text:span text:style-name="T18">#   gem </text:span><text:span text:style-name="T15">'coffee-rails'</text:span><text:span text:style-name="T17">, </text:span><text:span text:style-name="T15">'~&gt; 3.1.1' </text:span><text:span text:style-name="T18">#   gem </text:span><text:span text:style-name="T15">'uglifier'</text:span><text:span text:style-name="T16">, </text:span><text:span text:style-name="T19">'&gt;= 1.0.3' </text:span><text:span text:style-name="T20"># </text:span><text:span text:style-name="T21">end </text:span><text:span text:style-name="T22">gem </text:span><text:span text:style-name="T23">'jquery-rails' </text:span><text:span text:style-name="T24"># To use ActiveModel has_secure_password # gem </text:span><text:span text:style-name="T25">'bcrypt-ruby'</text:span><text:span text:style-name="T26">, </text:span><text:span text:style-name="T27">'~&gt; 3.0.0' </text:span><text:span text:style-name="T28"># Use unicorn as the web server  </text:span><text:span text:style-name="T29">gem </text:span><text:span text:style-name="T30">'unicorn' </text:span><text:span text:style-name="T31">#</text:span><text:span text:style-name="T32">gem 'Sub-Engine'</text:span><text:span text:style-name="T33">,</text:span><text:span text:style-name="T34">:require</text:span><text:span text:style-name="T33"> =&gt; </text:span><text:span text:style-name="T35">"Sub-Engine"</text:span><text:span text:style-name="T33">, </text:span><text:span text:style-name="T36">:path</text:span><text:span text:style-name="T37"> =&gt; </text:span><text:span text:style-name="T32">'../Sub-Engine' </text:span><text:span text:style-name="T38"># Deploy with Capistrano  </text:span><text:span text:style-name="T39">gem </text:span><text:span text:style-name="T40">'capistrano' </text:span><text:span text:style-name="T41"># To use debugger  </text:span><text:span text:style-name="T42">gem </text:span><text:span text:style-name="T43">'ruby-debug19'</text:span><text:span text:style-name="T44">,</text:span><text:span text:style-name="T45">'&gt;= 0.5.11'  </text:span><text:span text:style-name="T46">gem </text:span><text:span text:style-name="T47">'linecache19'</text:span><text:span text:style-name="T48">, </text:span><text:span text:style-name="T49">:git </text:span><text:span text:style-name="T50">=&gt; </text:span><text:span text:style-name="T51">'git://github.com/mark-moseley/linecache'  </text:span><text:span text:style-name="T52">gem </text:span><text:span text:style-name="T53">'ruby-debug-base19x'</text:span><text:span text:style-name="T54">, </text:span><text:span text:style-name="T55">'~&gt; 0.11.30.pre4'  </text:span><text:span text:style-name="T56">gem </text:span><text:span text:style-name="T57">'debugger'</text:span><text:span text:style-name="T58">#gem </text:span><text:span text:style-name="T59">'jquery_datepicker' </text:span><text:span text:style-name="T60">group </text:span><text:span text:style-name="T61">:test </text:span><text:span text:style-name="T62">do   </text:span><text:span text:style-name="T63"># Pretty printed test output   </text:span><text:span text:style-name="T64">gem </text:span><text:span text:style-name="T65">'turn'</text:span><text:span text:style-name="T66">, </text:span><text:span text:style-name="T67">:require </text:span><text:span text:style-name="T68">=&gt; </text:span><text:span text:style-name="T69">false end </text:span><text:span text:style-name="T70">#</text:span><text:span text:style-name="T71">gem </text:span><text:span text:style-name="T72">added by kingston for testing purpose </text:span><text:span text:style-name="T73">gem </text:span><text:span text:style-name="T74">'rails-dev-boost'</text:span><text:span text:style-name="T75">, </text:span><text:span text:style-name="T76">:git </text:span><text:span text:style-name="T77">=&gt;</text:span><text:span text:style-name="T78">'git://github.com/thedarkone/rails-dev-boost.git'</text:span><text:span text:style-name="T79">, </text:span><text:span text:style-name="T80">:require </text:span><text:span text:style-name="T81">=&gt;</text:span><text:span text:style-name="T82">'rails_development_boost' </text:span><text:span text:style-name="T83"># Kreatio Specific Gems  </text:span><text:span text:style-name="T84">gem </text:span><text:span text:style-name="T85">'fastercsv'  </text:span><text:span text:style-name="T86">#</text:span><text:span text:style-name="T87">gem 'libxml-ruby'  </text:span><text:span text:style-name="T88"># Fast XML parser  </text:span><text:span text:style-name="T73">gem </text:span><text:span text:style-name="T89">'nokogiri' </text:span><text:span text:style-name="T90"># Parser  </text:span><text:span text:style-name="T91">gem </text:span><text:span text:style-name="T92">'sanitize' </text:span><text:span text:style-name="T93"># To Sanitsie params  </text:span><text:span text:style-name="T94">gem </text:span><text:span text:style-name="T95">'rmagick'</text:span><text:span text:style-name="T96">, </text:span><text:span text:style-name="T97">:require </text:span><text:span text:style-name="T98">=&gt; </text:span><text:span text:style-name="T99">'RMagick' </text:span><text:span text:style-name="T100"># For image processing uses image magick internally  </text:span><text:span text:style-name="T101">gem </text:span><text:span text:style-name="T102">'chronic' </text:span><text:span text:style-name="T103"># Used for formatting Time  </text:span><text:span text:style-name="T104">gem </text:span><text:span text:style-name="T105">'crack' </text:span><text:span text:style-name="T106"># For Parsing XML and JSON  </text:span><text:span text:style-name="T107">gem </text:span><text:span text:style-name="T108">'acts_as_ferret'</text:span><text:span text:style-name="T109">, </text:span><text:span text:style-name="T110">'&gt;= 0.5' </text:span><text:span text:style-name="T111"># Used for ferret search. Used for generating summary in Kreatio in search results.  </text:span><text:span text:style-name="T112">gem </text:span><text:span text:style-name="T113">'htmlentities' </text:span><text:span text:style-name="T114"># Used for encoding and decoding HTML entities  </text:span><text:span text:style-name="T115">gem </text:span><text:span text:style-name="T116">'mime-types' </text:span><text:span text:style-name="T117"># Used to find Mime Type of a file. Might have been used in file upload to identify the files type.  </text:span><text:span text:style-name="T118">gem </text:span><text:span text:style-name="T119">'builder' </text:span><text:span text:style-name="T120"># XML Builder  </text:span><text:span text:style-name="T121">gem </text:span><text:span text:style-name="T122">'net-ssh' </text:span><text:span text:style-name="T123"># For SSH  </text:span><text:span text:style-name="T124">gem </text:span><text:span text:style-name="T125">'net-sftp' </text:span><text:span text:style-name="T126"># For FTP  </text:span><text:span text:style-name="T127">gem </text:span><text:span text:style-name="T128">'xhtmldiff' </text:span><text:span text:style-name="T129"># Takes a diff betweek two XHTML, planned to use for history function in articles  </text:span><text:span text:style-name="T130">gem </text:span><text:span text:style-name="T131">'diff-lcs' </text:span><text:span text:style-name="T132"># Takes a diff betweek two XHTML, planned to use for history function in articles  </text:span><text:span text:style-name="T133">gem </text:span><text:span text:style-name="T134">"xml-simple" </text:span><text:span text:style-name="T135"># Simple and easy XML parser.  </text:span><text:span text:style-name="T136">gem </text:span><text:span text:style-name="T137">"mixable_engines" </text:span><text:span text:style-name="T138"># Planned to use multiple engine to override the Core Kreatio Kernel  </text:span><text:span text:style-name="T139">gem </text:span><text:span text:style-name="T140">'will_paginate'</text:span><text:span text:style-name="T141">, </text:span><text:span text:style-name="T142">'&gt;=3.0.pre' </text:span><text:span text:style-name="T143"># Used for pagination  </text:span><text:span text:style-name="T144">gem </text:span><text:span text:style-name="T145">'memcache-client' </text:span><text:span text:style-name="T146"># Used as API to store data in memcache.  </text:span><text:span text:style-name="T147">gem </text:span><text:span text:style-name="T148">'simple_captcha' </text:span><text:span text:style-name="T149"># gem </text:span><text:span text:style-name="T150">"mail"</text:span><text:span text:style-name="T151">, </text:span><text:span text:style-name="T152">"2.1.3" </text:span><text:span text:style-name="T151"># Used for building forms easily  </text:span><text:span text:style-name="T153">gem </text:span><text:span text:style-name="T154">'formtastic' </text:span><text:span text:style-name="T155">#</text:span><text:span text:style-name="T156">Used </text:span><text:span text:style-name="T157">for date picker </text:span><text:span text:style-name="T158">gem </text:span><text:span text:style-name="T159">'jquery_datepicker' </text:span><text:span text:style-name="T160"># Used for managing tree assosiations in active record.   </text:span><text:span text:style-name="T161">gem </text:span><text:span text:style-name="T162">'acts_as_tree'  </text:span><text:span text:style-name="T163">gem </text:span><text:span text:style-name="T164">'sneaky-save'  </text:span><text:span text:style-name="T165"># simple captcha &amp; recaptcha  </text:span><text:span text:style-name="T166">gem </text:span><text:span text:style-name="T167">"recaptcha"</text:span><text:span text:style-name="T168">, </text:span><text:span text:style-name="T169">:require </text:span><text:span text:style-name="T170">=&gt; </text:span><text:span text:style-name="T171">"recaptcha/rails"  </text:span><text:span text:style-name="T172">gem </text:span><text:span text:style-name="T173">'galetahub-simple_captcha'</text:span><text:span text:style-name="T66">, </text:span><text:span text:style-name="T174">:require </text:span><text:span text:style-name="T175">=&gt; </text:span><text:span text:style-name="T176">'simple_captcha'</text:span><text:span text:style-name="T177">, </text:span><text:span text:style-name="T178">:git </text:span><text:span text:style-name="T179">=&gt; </text:span><text:span text:style-name="T180">'git://github.com/galetahub/simple-captcha.git' </text:span><text:span text:style-name="T181">#</text:span><text:span text:style-name="T182">gem 'json_builder'  </text:span><text:span text:style-name="T183">#</text:span><text:span text:style-name="T59">gem 'rails_autolink' </text:span><text:span text:style-name="T184">gem </text:span><text:span text:style-name="T185">'will_paginate'</text:span><text:span text:style-name="T186">, </text:span><text:span text:style-name="T187">'&gt;=3.0.pre' </text:span><text:span text:style-name="T188">#for pagination</text:span></text:p>
          </table:table-cell>
          <table:table-cell table:style-name="ce3" office:value-type="string" calcext:value-type="string">
            <text:p><text:span text:style-name="T189">source </text:span><text:span text:style-name="T190">'https://rubygems.org'</text:span><text:span text:style-name="T191"># Bundle edge Rails instead: gem </text:span><text:span text:style-name="T192">'rails'</text:span><text:span text:style-name="T193">, github: </text:span><text:span text:style-name="T194">'rails/rails'</text:span><text:span text:style-name="T195">gem </text:span><text:span text:style-name="T196">'rails'</text:span><text:span text:style-name="T197">, </text:span><text:span text:style-name="T198">'~&gt; 5.0.0'</text:span><text:span text:style-name="T199">, </text:span><text:span text:style-name="T200">'&gt;= 5.0.0.1'</text:span><text:span text:style-name="T201"># Use sqlite3 as the database for Active Record#</text:span><text:span text:style-name="T192">gem 'sqlite3'</text:span><text:span text:style-name="T202">gem </text:span><text:span text:style-name="T203">'pg'</text:span><text:span text:style-name="T204"># Use Puma as the app server</text:span><text:span text:style-name="T205">gem </text:span><text:span text:style-name="T206">'puma'</text:span><text:span text:style-name="T207">, </text:span><text:span text:style-name="T208">'~&gt; 3.0'</text:span><text:span text:style-name="T209"># Use SCSS for stylesheets</text:span><text:span text:style-name="T210">gem </text:span><text:span text:style-name="T211">'sass-rails'</text:span><text:span text:style-name="T212">, </text:span><text:span text:style-name="T213">'~&gt; 5.0'</text:span><text:span text:style-name="T214"># Use Uglifier as compressor for JavaScript assets</text:span><text:span text:style-name="T215">gem </text:span><text:span text:style-name="T216">'uglifier'</text:span><text:span text:style-name="T217">, </text:span><text:span text:style-name="T208">'&gt;= 1.3.0'</text:span><text:span text:style-name="T218"># Use CoffeeScript for .coffee assets and views</text:span><text:span text:style-name="T219">gem </text:span><text:span text:style-name="T220">'coffee-rails'</text:span><text:span text:style-name="T221">, </text:span><text:span text:style-name="T222">'~&gt; 4.2'</text:span><text:span text:style-name="T223"># See </text:span><text:span text:style-name="T224">https://github.com/rails/execjs</text:span><text:span text:style-name="T225">#</text:span><text:span text:style-name="T226">readme </text:span><text:span text:style-name="T225">for more </text:span><text:span text:style-name="T227">supported </text:span><text:span text:style-name="T228">runtimes# gem </text:span><text:span text:style-name="T229">'therubyracer'</text:span><text:span text:style-name="T230">, platforms: </text:span><text:span text:style-name="T224">:ruby</text:span><text:span text:style-name="T231">gem </text:span><text:span text:style-name="T232">'byebug'</text:span><text:span text:style-name="T233"># Use jquery as the JavaScript library</text:span><text:span text:style-name="T234">gem </text:span><text:span text:style-name="T235">'jquery-rails'</text:span><text:span text:style-name="T236"># Turbolinks makes navigating your web application faster. Read more: </text:span><text:span text:style-name="T237">https://github.com/turbolinks/turbolinks</text:span><text:span text:style-name="T238">gem </text:span><text:span text:style-name="T239">'turbolinks'</text:span><text:span text:style-name="T240">, </text:span><text:span text:style-name="T241">'~&gt; 5'</text:span><text:span text:style-name="T242"># Build JSON APIs with ease. Read more: </text:span><text:span text:style-name="T243">https://github.com/rails/jbuilder</text:span><text:span text:style-name="T244">gem </text:span><text:span text:style-name="T245">'jbuilder'</text:span><text:span text:style-name="T240">, </text:span><text:span text:style-name="T246">'~&gt; 2.5'</text:span><text:span text:style-name="T247"># Use Redis adapter to run Action Cable in production# gem </text:span><text:span text:style-name="T248">'redis'</text:span><text:span text:style-name="T249">, </text:span><text:span text:style-name="T194">'~&gt; 3.0'</text:span><text:span text:style-name="T250"># Use ActiveModel has_secure_password# gem </text:span><text:span text:style-name="T251">'bcrypt'</text:span><text:span text:style-name="T252">, </text:span><text:span text:style-name="T248">'~&gt; 3.1.7'</text:span><text:span text:style-name="T253"># Use Capistrano for deployment# gem </text:span><text:span text:style-name="T251">'capistrano-rails'</text:span><text:span text:style-name="T252">, group: </text:span><text:span text:style-name="T192">:development</text:span><text:span text:style-name="T254">group </text:span><text:span text:style-name="T255">:development</text:span><text:span text:style-name="T256">, </text:span><text:span text:style-name="T257">:test </text:span><text:span text:style-name="T258">do  </text:span><text:span text:style-name="T259"># Call </text:span><text:span text:style-name="T260">'byebug' </text:span><text:span text:style-name="T261">anywhere in the code to stop execution and get a debugger console # gem </text:span><text:span text:style-name="T262">'byebug'</text:span><text:span text:style-name="T263">, platform: </text:span><text:span text:style-name="T264">:mri  </text:span><text:span text:style-name="T265">#gem </text:span><text:span text:style-name="T260">'will_paginate'</text:span><text:span text:style-name="T263">, </text:span><text:span text:style-name="T266">'&gt;=3.0.pre'</text:span><text:span text:style-name="T267"> # Used for pagination  #gem </text:span><text:span text:style-name="T268">'will_paginate-bootstrap'</text:span><text:span text:style-name="T269">end</text:span><text:span text:style-name="T270">group </text:span><text:span text:style-name="T271">:development </text:span><text:span text:style-name="T272">do  </text:span><text:span text:style-name="T273"># Access an IRB console on exception pages or by using &lt;%= console %&gt; anywhere in the code.  </text:span><text:span text:style-name="T274">gem </text:span><text:span text:style-name="T275">'web-console'  </text:span><text:span text:style-name="T276">gem </text:span><text:span text:style-name="T277">'listen'</text:span><text:span text:style-name="T278">, </text:span><text:span text:style-name="T279">'~&gt; 3.0.5'  </text:span><text:span text:style-name="T280"># Spring speeds up development by keeping your application running in the background. Read more: </text:span><text:span text:style-name="T281">https://github.com/rails/spring  </text:span><text:span text:style-name="T282">gem </text:span><text:span text:style-name="T283">'spring'  </text:span><text:span text:style-name="T284">gem </text:span><text:span text:style-name="T285">'spring-watcher-listen'</text:span><text:span text:style-name="T286">, </text:span><text:span text:style-name="T287">'~&gt; 2.0.0'</text:span><text:span text:style-name="T288">end</text:span><text:span text:style-name="T289"># Windows does not include zoneinfo files, so bundle the tzinfo-data gem</text:span><text:span text:style-name="T290">gem </text:span><text:span text:style-name="T291">'tzinfo-data'</text:span><text:span text:style-name="T292">, </text:span><text:span text:style-name="T293">platforms</text:span><text:span text:style-name="T294">: [</text:span><text:span text:style-name="T293">:mingw</text:span><text:span text:style-name="T295">, </text:span><text:span text:style-name="T296">:mswin</text:span><text:span text:style-name="T297">, </text:span><text:span text:style-name="T298">:x64_mingw</text:span><text:span text:style-name="T299">, </text:span><text:span text:style-name="T300">:jruby</text:span><text:span text:style-name="T301">]</text:span><text:span text:style-name="T302">gem </text:span><text:span text:style-name="T303">'will_paginate'</text:span><text:span text:style-name="T304">, </text:span><text:span text:style-name="T305">'&gt;=3.0.pre' </text:span><text:span text:style-name="T306">#for pagination</text:span>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ope syntax</text:p>
          </table:table-cell>
          <table:table-cell table:style-name="ce4" office:value-type="string" calcext:value-type="string">
            <text:p>scope syntax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 office:value-type="string" calcext:value-type="string">
            <text:p>scope :by_bday_yesterday_month, where('extract(day  from p_dob) = ? AND extract(month  from p_dob) = ?', Date.today.day-1,Date.today.month)</text:p>
            <text:p/>
          </table:table-cell>
          <table:table-cell office:value-type="string" calcext:value-type="string">
            <text:p>scope :by_bday_yesterday_month,-&gt;{ where('extract(day <text:s/>from p_dob) = ? AND extract(month <text:s/>from p_dob) = ?', Date.today.day-1,Date.today.month)}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oll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equire 'active_support/secure_random'</text:p>
          </table:table-cell>
          <table:table-cell office:value-type="string" calcext:value-type="string">
            <text:p>require 'securerand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two params in a private we can do this</text:p>
          </table:table-cell>
        </table:table-row>
        <table:table-row table:style-name="ro4">
          <table:table-cell/>
          <table:table-cell office:value-type="string" calcext:value-type="string">
            <text:p> private</text:p>
            <text:p>   def employee_params</text:p>
            <text:p>    params.require(:employee_detail).permit(:title, :date_of_join, :emp_name,:empl_id,:middle_name,:pan_number,:last_name,:pf_number,:dob,:pf_uan_no,:gender,:official_mailid,:martial_status,:manager_mailid,:contact_no,:office_contact_no, personal_detail_attributes: [:father_name, :mother_name, :anniversary_date, :local_address, :permanent_address, :changeof_address, :personalmail_id, :guardian, :relationship, :emergency_contact, :blood_group, :passport_numberm, :linkedin_url, :facebook_url, :twitter_url, :company_name, :company_name2, :designation, :designation2, :experience, :experience2, :pg, :pg_year, :ug, :ug_year, :diploma, :diploma_year, :puc, :puc_year, :tenth, :tenth_year, :passport_number, :id])</text:p>
            <text:p>   end</text:p>
            <text:p/>
            <text:p/>
            <text:p>end</text:p>
            <text:p/>
            <text:p/>
          </table:table-cell>
        </table:table-row>
        <table:table-row table:style-name="ro1">
          <table:table-cell/>
          <table:table-cell office:value-type="string" calcext:value-type="string">
            <text:p>In model : <text:s text:c="2"/>accepts_nested_attributes_for :personal_detail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5">
          <table:table-cell office:value-type="string" calcext:value-type="string">
            <text:p>  def create</text:p>
            <text:p>      @employee_detail = EmployeeDetail.find(session[:emp_id])</text:p>
            <text:p>      if @employee_detail.update_attributes(params[:employee_detail])</text:p>
            <text:p>         if params[:employee_detail][:title]=="Mr"</text:p>
            <text:p/>
            <text:p>            leave_type_id=LeaveType.where("leave_types =?","Maternity").first.id</text:p>
            <text:p/>
            <text:p>            @leave_detail=LeaveDetail.where("employee_detail_id =? and leave_type_id =?",@employee_detail.id,leave_type_id).first</text:p>
            <text:p>         else</text:p>
            <text:p>            leave_type_id=LeaveType.where("leave_types =?","Paternity").first.id</text:p>
            <text:p>            @leave_detail=LeaveDetail.where("employee_detail_id =? and leave_type_id =?",@employee_detail.id,leave_type_id).first</text:p>
            <text:p>         end</text:p>
            <text:p/>
            <text:p>            @leave_detail.balance=0</text:p>
            <text:p>            @leave_detail.save</text:p>
            <text:p>            redirect_to :action =&gt; "index"</text:p>
            <text:p>      else</text:p>
            <text:p>            render :new</text:p>
            <text:p>      end</text:p>
            <text:p>   end</text:p>
            <text:p/>
          </table:table-cell>
          <table:table-cell office:value-type="string" calcext:value-type="string">
            <text:p>def create    </text:p>
            <text:p>      @employee_detail = EmployeeDetail.find(session[:emp_id])</text:p>
            <text:p>        # debugger</text:p>
            <text:p>       if @employee_detail.update_attributes(employee_params)</text:p>
            <text:p>         #@employee_detail.personal_detail.update_attributes(params[:employee_detail][:personal_detail_attributes])</text:p>
            <text:p/>
            <text:p>         if params[:employee_detail][:title]=="Mr"</text:p>
            <text:p>          </text:p>
            <text:p>            leave_type_id=LeaveType.where("leave_types =?","Maternity").first.id</text:p>
            <text:p>            </text:p>
            <text:p>            @leave_detail=LeaveDetail.where("employee_detail_id =? and leave_type_id =?",@employee_detail.id,leave_type_id).first</text:p>
            <text:p>         else</text:p>
            <text:p>            leave_type_id=LeaveType.where("leave_types =?","Paternity").first.id</text:p>
            <text:p>            @leave_detail=LeaveDetail.where("employee_detail_id =? and leave_type_id =?",@employee_detail.id,leave_type_id).first</text:p>
            <text:p>         end</text:p>
            <text:p/>
            <text:p>            @leave_detail.balance=0</text:p>
            <text:p>            @leave_detail.save</text:p>
            <text:p>            redirect_to :action =&gt; "index"</text:p>
            <text:p>      else</text:p>
            <text:p>            render :new</text:p>
            <text:p>      end</text:p>
            <text:p>   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9:43:58.587528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5:21:32.807720923</meta:creation-date>
    <dc:date>2016-10-20T09:42:06.460592397</dc:date>
    <meta:editing-duration>PT20H32M22S</meta:editing-duration>
    <meta:editing-cycles>2</meta:editing-cycles>
    <meta:generator>LibreOffice/5.1.4.2$Linux_X86_64 LibreOffice_project/10m0$Build-2</meta:generator>
    <meta:document-statistic meta:table-count="1" meta:cell-count="23" meta:object-count="0"/>
  </office:meta>
</office:document-meta>
</file>